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, Helvetica" svg:font-family="Calibri, Helvetica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Caption" style:master-page-name="MP0" style:family="paragraph">
      <style:paragraph-properties fo:break-before="page" fo:text-align="center"/>
      <style:text-properties style:font-name="Cambria" style:font-name-complex="Cambria" fo:color="#000000" fo:font-size="10pt" style:font-size-asian="10pt" style:font-size-complex="10pt"/>
    </style:style>
    <style:style style:name="P2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3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4" style:parent-style-name="Standard" style:family="paragraph">
      <style:paragraph-properties fo:text-align="end"/>
    </style:style>
    <style:style style:name="T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9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2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6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2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9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3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3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3" style:parent-style-name="ListParagraph" style:list-style-name="WW8Num1" style:family="paragraph"/>
    <style:style style:name="T3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39" style:parent-style-name="ListParagraph" style:list-style-name="WW8Num1" style:family="paragraph"/>
    <style:style style:name="T4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5" style:parent-style-name="DefaultParagraphFont" style:family="text">
      <style:text-properties style:font-name="Cambria" fo:font-size="10pt" style:font-size-asian="10pt" style:font-size-complex="10pt"/>
    </style:style>
    <style:style style:name="T46" style:parent-style-name="DefaultParagraphFont" style:family="text">
      <style:text-properties style:font-name="Cambria" fo:color="#000000" fo:font-size="10pt" style:font-size-asian="10pt" style:font-size-complex="10pt"/>
    </style:style>
    <style:style style:name="T47" style:parent-style-name="DefaultParagraphFont" style:family="text">
      <style:text-properties style:font-name="Cambria" fo:color="#000000" fo:font-size="10pt" style:font-size-asian="10pt" style:font-size-complex="10pt"/>
    </style:style>
    <style:style style:name="T48" style:parent-style-name="DefaultParagraphFont" style:family="text">
      <style:text-properties style:font-name="Cambria" fo:font-size="10pt" style:font-size-asian="10pt" style:font-size-complex="10pt"/>
    </style:style>
    <style:style style:name="T4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50" style:parent-style-name="ListParagraph" style:list-style-name="WW8Num1" style:family="paragraph"/>
    <style:style style:name="T5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54" style:parent-style-name="ListParagraph" style:list-style-name="WW8Num1" style:family="paragraph"/>
    <style:style style:name="T5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7" style:parent-style-name="DefaultParagraphFont" style:family="text">
      <style:text-properties style:font-name="Cambria" fo:color="#666666" fo:font-size="10pt" style:font-size-asian="10pt" style:font-size-complex="10pt"/>
    </style:style>
    <style:style style:name="P58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59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62" style:parent-style-name="ListParagraph" style:list-style-name="WW8Num2" style:family="paragraph"/>
    <style:style style:name="T6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69" style:parent-style-name="ListParagraph" style:list-style-name="WW8Num2" style:family="paragraph"/>
    <style:style style:name="T7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2" style:parent-style-name="DefaultParagraphFont" style:family="text">
      <style:text-properties style:font-name="Cambria" style:font-name-complex="Cambria" fo:color="#666666" fo:font-size="10pt" style:font-size-asian="10pt" style:font-size-complex="10pt"/>
    </style:style>
    <style:style style:name="P73" style:parent-style-name="ListParagraph" style:list-style-name="WW8Num2" style:family="paragraph"/>
    <style:style style:name="T7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9" style:parent-style-name="DefaultParagraphFont" style:family="text">
      <style:text-properties style:font-name="Cambria" style:font-name-complex="Cambria" fo:color="#666666" fo:font-size="10pt" style:font-size-asian="10pt" style:font-size-complex="10pt"/>
    </style:style>
    <style:style style:name="P80" style:parent-style-name="ListParagraph" style:list-style-name="WW8Num2" style:family="paragraph"/>
    <style:style style:name="T8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6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8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8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0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91" style:parent-style-name="ListParagraph" style:list-style-name="WW8Num3" style:family="paragraph"/>
    <style:style style:name="T9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9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99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0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4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10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6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0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0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9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110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111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112" style:parent-style-name="DefaultParagraphFont" style:family="text">
      <style:text-properties style:font-name="Cambria" fo:font-size="10pt" style:font-size-asian="10pt" style:font-size-complex="10pt"/>
    </style:style>
    <style:style style:name="P113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114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11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3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3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32" style:parent-style-name="Caption" style:family="paragraph">
      <style:paragraph-properties fo:text-align="center"/>
    </style:style>
    <style:style style:name="T13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3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35" style:parent-style-name="Standard" style:family="paragraph">
      <style:paragraph-properties fo:text-align="end"/>
    </style:style>
    <style:style style:name="T13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3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3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3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4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50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15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5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5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5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5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5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57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15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59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0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1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2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3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4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5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6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7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8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69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0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1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2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3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4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5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6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7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8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179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18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8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83" style:parent-style-name="ListParagraph" style:list-style-name="WW8Num1" style:family="paragraph"/>
    <style:style style:name="T18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8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8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8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8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189" style:parent-style-name="ListParagraph" style:list-style-name="WW8Num1" style:family="paragraph"/>
    <style:style style:name="T19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9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9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9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9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95" style:parent-style-name="DefaultParagraphFont" style:family="text">
      <style:text-properties style:font-name="Cambria" fo:font-size="10pt" style:font-size-asian="10pt" style:font-size-complex="10pt"/>
    </style:style>
    <style:style style:name="T196" style:parent-style-name="DefaultParagraphFont" style:family="text">
      <style:text-properties style:font-name="Cambria" fo:font-size="10pt" style:font-size-asian="10pt" style:font-size-complex="10pt"/>
    </style:style>
    <style:style style:name="T197" style:parent-style-name="DefaultParagraphFont" style:family="text">
      <style:text-properties style:font-name="Cambria" fo:color="#000000" fo:font-size="10pt" style:font-size-asian="10pt" style:font-size-complex="10pt"/>
    </style:style>
    <style:style style:name="T198" style:parent-style-name="DefaultParagraphFont" style:family="text">
      <style:text-properties style:font-name="Cambria" fo:font-size="10pt" style:font-size-asian="10pt" style:font-size-complex="10pt"/>
    </style:style>
    <style:style style:name="T19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200" style:parent-style-name="ListParagraph" style:list-style-name="WW8Num1" style:family="paragraph"/>
    <style:style style:name="T20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0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0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204" style:parent-style-name="ListParagraph" style:list-style-name="WW8Num1" style:family="paragraph"/>
    <style:style style:name="T20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0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07" style:parent-style-name="DefaultParagraphFont" style:family="text">
      <style:text-properties style:font-name="Cambria" fo:color="#666666" fo:font-size="10pt" style:font-size-asian="10pt" style:font-size-complex="10pt"/>
    </style:style>
    <style:style style:name="P208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209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212" style:parent-style-name="ListParagraph" style:list-style-name="LFO7" style:family="paragraph"/>
    <style:style style:name="T21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1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1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1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1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1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219" style:parent-style-name="ListParagraph" style:list-style-name="WW8Num1" style:family="paragraph"/>
    <style:style style:name="T22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21" style:parent-style-name="DefaultParagraphFont" style:family="text">
      <style:text-properties style:font-name="Cambria" fo:color="#666666" fo:font-size="10pt" style:font-size-asian="10pt" style:font-size-complex="10pt"/>
    </style:style>
    <style:style style:name="T22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2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224" style:parent-style-name="ListParagraph" style:list-style-name="WW8Num2" style:family="paragraph"/>
    <style:style style:name="T22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2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2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2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2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3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231" style:parent-style-name="ListParagraph" style:list-style-name="WW8Num2" style:family="paragraph"/>
    <style:style style:name="T23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3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3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3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3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23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24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41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242" style:parent-style-name="ListParagraph" style:list-style-name="WW8Num3" style:family="paragraph"/>
    <style:style style:name="T2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4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4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4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4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4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24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250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25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52" style:parent-style-name="Standard" style:family="paragraph">
      <style:paragraph-properties fo:text-align="justify"/>
    </style:style>
    <style:style style:name="T2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5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55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25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5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25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25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60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261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262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263" style:parent-style-name="DefaultParagraphFont" style:family="text">
      <style:text-properties style:font-name="Cambria" fo:font-size="10pt" style:font-size-asian="10pt" style:font-size-complex="10pt"/>
    </style:style>
    <style:style style:name="P264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265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26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6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6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6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76" style:parent-style-name="Caption" style:master-page-name="MP1" style:family="paragraph">
      <style:paragraph-properties fo:break-before="page" fo:text-align="center"/>
      <style:text-properties style:font-name="Cambria" style:font-name-complex="Cambria" fo:color="#000000" fo:font-size="10pt" style:font-size-asian="10pt" style:font-size-complex="10pt"/>
    </style:style>
    <style:style style:name="P277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278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279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280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281" style:parent-style-name="Standard" style:family="paragraph">
      <style:paragraph-properties fo:text-align="end"/>
    </style:style>
    <style:style style:name="T28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8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29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297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29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29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0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0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0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0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04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30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06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30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30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10" style:parent-style-name="ListParagraph" style:list-style-name="WW8Num1" style:family="paragraph"/>
    <style:style style:name="T31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1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1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1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15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316" style:parent-style-name="ListParagraph" style:list-style-name="WW8Num1" style:family="paragraph"/>
    <style:style style:name="T31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1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1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2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2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22" style:parent-style-name="DefaultParagraphFont" style:family="text">
      <style:text-properties style:font-name="Cambria" fo:font-size="10pt" style:font-size-asian="10pt" style:font-size-complex="10pt"/>
    </style:style>
    <style:style style:name="T323" style:parent-style-name="DefaultParagraphFont" style:family="text">
      <style:text-properties style:font-name="Cambria" fo:color="#000000" fo:font-size="10pt" style:font-size-asian="10pt" style:font-size-complex="10pt"/>
    </style:style>
    <style:style style:name="T324" style:parent-style-name="DefaultParagraphFont" style:family="text">
      <style:text-properties style:font-name="Cambria" fo:color="#000000" fo:font-size="10pt" style:font-size-asian="10pt" style:font-size-complex="10pt"/>
    </style:style>
    <style:style style:name="T325" style:parent-style-name="DefaultParagraphFont" style:family="text">
      <style:text-properties style:font-name="Cambria" fo:font-size="10pt" style:font-size-asian="10pt" style:font-size-complex="10pt"/>
    </style:style>
    <style:style style:name="T32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327" style:parent-style-name="ListParagraph" style:list-style-name="WW8Num1" style:family="paragraph"/>
    <style:style style:name="T32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2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3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331" style:parent-style-name="ListParagraph" style:list-style-name="WW8Num1" style:family="paragraph"/>
    <style:style style:name="T33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34" style:parent-style-name="DefaultParagraphFont" style:family="text">
      <style:text-properties style:font-name="Cambria" fo:color="#666666" fo:font-size="10pt" style:font-size-asian="10pt" style:font-size-complex="10pt"/>
    </style:style>
    <style:style style:name="P335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336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339" style:parent-style-name="ListParagraph" style:list-style-name="WW8Num2" style:family="paragraph"/>
    <style:style style:name="T34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4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4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4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4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346" style:parent-style-name="ListParagraph" style:list-style-name="WW8Num2" style:family="paragraph"/>
    <style:style style:name="T34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48" style:parent-style-name="DefaultParagraphFont" style:family="text">
      <style:text-properties style:font-name="Cambria" fo:color="#666666" fo:font-size="10pt" style:font-size-asian="10pt" style:font-size-complex="10pt"/>
    </style:style>
    <style:style style:name="T34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352" style:parent-style-name="ListParagraph" style:list-style-name="WW8Num2" style:family="paragraph"/>
    <style:style style:name="T3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5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358" style:parent-style-name="ListParagraph" style:list-style-name="WW8Num2" style:family="paragraph"/>
    <style:style style:name="T35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6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6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6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6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64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36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36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68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369" style:parent-style-name="ListParagraph" style:list-style-name="WW8Num3" style:family="paragraph"/>
    <style:style style:name="T37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7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7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7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7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75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37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377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37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79" style:parent-style-name="Standard" style:family="paragraph">
      <style:paragraph-properties fo:text-align="justify"/>
    </style:style>
    <style:style style:name="T38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8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82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38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84" style:parent-style-name="DefaultParagraphFont" style:family="text">
      <style:text-properties style:font-name="Cambria" style:font-name-asian="Times New Roman" style:font-name-complex="Cambria" fo:color="#000000" fo:font-size="10pt" style:font-size-asian="10pt" style:font-size-complex="10pt" fo:language="en" fo:country="US" style:language-complex="ar" style:country-complex="SA"/>
    </style:style>
    <style:style style:name="T385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38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8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38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38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90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391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392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393" style:parent-style-name="DefaultParagraphFont" style:family="text">
      <style:text-properties style:font-name="Cambria" fo:font-size="10pt" style:font-size-asian="10pt" style:font-size-complex="10pt"/>
    </style:style>
    <style:style style:name="P394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395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39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9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9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39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0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0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0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0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04" style:parent-style-name="Standard" style:family="paragraph">
      <style:paragraph-properties fo:text-align="center"/>
      <style:text-properties style:font-name="Cambria" style:font-name-complex="Cambria" fo:font-size="10pt" style:font-size-asian="10pt" style:font-size-complex="10pt"/>
    </style:style>
    <style:style style:name="P405" style:parent-style-name="Standard" style:family="paragraph">
      <style:paragraph-properties fo:text-align="center"/>
      <style:text-properties style:font-name="Cambria" style:font-name-complex="Cambria" fo:font-size="10pt" style:font-size-asian="10pt" style:font-size-complex="10pt"/>
    </style:style>
    <style:style style:name="P406" style:parent-style-name="Standard" style:family="paragraph">
      <style:paragraph-properties fo:text-align="center"/>
      <style:text-properties style:font-name="Cambria" style:font-name-complex="Cambria" fo:font-size="10pt" style:font-size-asian="10pt" style:font-size-complex="10pt"/>
    </style:style>
    <style:style style:name="P407" style:parent-style-name="Standard" style:family="paragraph">
      <style:paragraph-properties fo:text-align="center"/>
      <style:text-properties style:font-name="Cambria" style:font-name-complex="Cambria" fo:font-size="10pt" style:font-size-asian="10pt" style:font-size-complex="10pt"/>
    </style:style>
    <style:style style:name="P408" style:parent-style-name="Standard" style:family="paragraph">
      <style:paragraph-properties fo:text-align="center"/>
      <style:text-properties style:font-name="Cambria" style:font-name-complex="Cambria" fo:font-size="10pt" style:font-size-asian="10pt" style:font-size-complex="10pt"/>
    </style:style>
    <style:style style:name="P409" style:parent-style-name="Standard" style:family="paragraph">
      <style:paragraph-properties fo:text-align="end"/>
      <style:text-properties style:font-name="Cambria" style:font-name-complex="Cambria" fo:font-size="10pt" style:font-size-asian="10pt" style:font-size-complex="10pt"/>
    </style:style>
    <style:style style:name="P410" style:parent-style-name="Standard" style:family="paragraph">
      <style:paragraph-properties fo:text-align="end"/>
      <style:text-properties style:font-name="Cambria" style:font-name-complex="Cambria" fo:font-size="10pt" style:font-size-asian="10pt" style:font-size-complex="10pt"/>
    </style:style>
    <style:style style:name="P411" style:parent-style-name="Standard" style:family="paragraph">
      <style:paragraph-properties fo:text-align="end"/>
      <style:text-properties style:font-name="Cambria" style:font-name-complex="Cambria" fo:font-size="10pt" style:font-size-asian="10pt" style:font-size-complex="10pt"/>
    </style:style>
    <style:style style:name="P41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1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2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3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4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56" style:parent-style-name="Caption" style:master-page-name="MP2" style:family="paragraph">
      <style:paragraph-properties fo:break-before="page" fo:text-align="center"/>
      <style:text-properties style:font-name="Cambria" style:font-name-complex="Cambria" fo:color="#000000" fo:font-size="10pt" style:font-size-asian="10pt" style:font-size-complex="10pt"/>
    </style:style>
    <style:style style:name="P457" style:parent-style-name="Standard" style:family="paragraph">
      <style:paragraph-properties fo:text-align="end"/>
    </style:style>
    <style:style style:name="T45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5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6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7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47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472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47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7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7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7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7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7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79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48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81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48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48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485" style:parent-style-name="ListParagraph" style:list-style-name="WW8Num1" style:family="paragraph"/>
    <style:style style:name="T48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8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8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8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90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491" style:parent-style-name="ListParagraph" style:list-style-name="WW8Num1" style:family="paragraph"/>
    <style:style style:name="T49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9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9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9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9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497" style:parent-style-name="DefaultParagraphFont" style:family="text">
      <style:text-properties style:font-name="Cambria" fo:font-size="10pt" style:font-size-asian="10pt" style:font-size-complex="10pt"/>
    </style:style>
    <style:style style:name="T498" style:parent-style-name="DefaultParagraphFont" style:family="text">
      <style:text-properties style:font-name="Cambria" fo:color="#000000" fo:font-size="10pt" style:font-size-asian="10pt" style:font-size-complex="10pt"/>
    </style:style>
    <style:style style:name="T499" style:parent-style-name="DefaultParagraphFont" style:family="text">
      <style:text-properties style:font-name="Cambria" fo:color="#000000" fo:font-size="10pt" style:font-size-asian="10pt" style:font-size-complex="10pt"/>
    </style:style>
    <style:style style:name="T500" style:parent-style-name="DefaultParagraphFont" style:family="text">
      <style:text-properties style:font-name="Cambria" fo:font-size="10pt" style:font-size-asian="10pt" style:font-size-complex="10pt"/>
    </style:style>
    <style:style style:name="T50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502" style:parent-style-name="ListParagraph" style:list-style-name="WW8Num1" style:family="paragraph"/>
    <style:style style:name="T50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0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0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506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507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508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50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511" style:parent-style-name="ListParagraph" style:list-style-name="WW8Num2" style:family="paragraph"/>
    <style:style style:name="T51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1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1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1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1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1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518" style:parent-style-name="ListParagraph" style:list-style-name="WW8Num2" style:family="paragraph"/>
    <style:style style:name="T51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521" style:parent-style-name="ListParagraph" style:list-style-name="WW8Num2" style:family="paragraph"/>
    <style:style style:name="T52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2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528" style:parent-style-name="ListParagraph" style:list-style-name="WW8Num2" style:family="paragraph"/>
    <style:style style:name="T52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3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3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3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34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53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36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53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38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539" style:parent-style-name="ListParagraph" style:list-style-name="WW8Num3" style:family="paragraph"/>
    <style:style style:name="T54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4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4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4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45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54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547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54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49" style:parent-style-name="Standard" style:family="paragraph">
      <style:paragraph-properties fo:text-align="justify"/>
    </style:style>
    <style:style style:name="T55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5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52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5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54" style:parent-style-name="DefaultParagraphFont" style:family="text">
      <style:text-properties style:font-name="Cambria" style:font-name-asian="Times New Roman" style:font-name-complex="Cambria" fo:color="#000000" fo:font-size="10pt" style:font-size-asian="10pt" style:font-size-complex="10pt" fo:language="en" fo:country="US" style:language-complex="ar" style:country-complex="SA"/>
    </style:style>
    <style:style style:name="T555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55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55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58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559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560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561" style:parent-style-name="DefaultParagraphFont" style:family="text">
      <style:text-properties style:font-name="Cambria" fo:font-size="10pt" style:font-size-asian="10pt" style:font-size-complex="10pt"/>
    </style:style>
    <style:style style:name="P562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563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56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65" style:parent-style-name="Caption" style:master-page-name="MP3" style:family="paragraph">
      <style:paragraph-properties fo:break-before="page" fo:text-align="center"/>
      <style:text-properties style:font-name="Cambria" style:font-name-complex="Cambria" fo:color="#000000" fo:font-size="10pt" style:font-size-asian="10pt" style:font-size-complex="10pt"/>
    </style:style>
    <style:style style:name="P566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567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568" style:parent-style-name="Standard" style:family="paragraph">
      <style:paragraph-properties fo:text-align="end"/>
    </style:style>
    <style:style style:name="T56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7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8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8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58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583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58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8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8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8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8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8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90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59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92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59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94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59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596" style:parent-style-name="ListParagraph" style:list-style-name="WW8Num1" style:family="paragraph"/>
    <style:style style:name="T59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9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59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1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602" style:parent-style-name="ListParagraph" style:list-style-name="WW8Num1" style:family="paragraph"/>
    <style:style style:name="T60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08" style:parent-style-name="DefaultParagraphFont" style:family="text">
      <style:text-properties style:font-name="Cambria" fo:font-size="10pt" style:font-size-asian="10pt" style:font-size-complex="10pt"/>
    </style:style>
    <style:style style:name="T609" style:parent-style-name="DefaultParagraphFont" style:family="text">
      <style:text-properties style:font-name="Cambria" fo:color="#000000" fo:font-size="10pt" style:font-size-asian="10pt" style:font-size-complex="10pt"/>
    </style:style>
    <style:style style:name="T610" style:parent-style-name="DefaultParagraphFont" style:family="text">
      <style:text-properties style:font-name="Cambria" fo:color="#000000" fo:font-size="10pt" style:font-size-asian="10pt" style:font-size-complex="10pt"/>
    </style:style>
    <style:style style:name="T611" style:parent-style-name="DefaultParagraphFont" style:family="text">
      <style:text-properties style:font-name="Cambria" fo:font-size="10pt" style:font-size-asian="10pt" style:font-size-complex="10pt"/>
    </style:style>
    <style:style style:name="T61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613" style:parent-style-name="ListParagraph" style:list-style-name="WW8Num1" style:family="paragraph"/>
    <style:style style:name="T61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1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1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617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618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619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62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621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622" style:parent-style-name="ListParagraph" style:list-style-name="WW8Num2" style:family="paragraph"/>
    <style:style style:name="T62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2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2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2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2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2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2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630" style:parent-style-name="ListParagraph" style:list-style-name="WW8Num2" style:family="paragraph"/>
    <style:style style:name="T63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632" style:parent-style-name="ListParagraph" style:list-style-name="WW8Num2" style:family="paragraph"/>
    <style:style style:name="T6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3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3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3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3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638" style:parent-style-name="ListParagraph" style:list-style-name="WW8Num2" style:family="paragraph"/>
    <style:style style:name="T63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4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4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4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44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64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46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64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48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649" style:parent-style-name="ListParagraph" style:list-style-name="WW8Num3" style:family="paragraph"/>
    <style:style style:name="T65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56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65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658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65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60" style:parent-style-name="Standard" style:family="paragraph">
      <style:paragraph-properties fo:text-align="justify"/>
    </style:style>
    <style:style style:name="T66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62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66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664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66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66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67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668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669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670" style:parent-style-name="DefaultParagraphFont" style:family="text">
      <style:text-properties style:font-name="Cambria" fo:font-size="10pt" style:font-size-asian="10pt" style:font-size-complex="10pt"/>
    </style:style>
    <style:style style:name="P671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672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67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7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7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7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7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7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7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686" style:parent-style-name="Caption" style:family="paragraph">
      <style:paragraph-properties fo:text-align="center"/>
    </style:style>
    <style:style style:name="T68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8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689" style:parent-style-name="Standard" style:family="paragraph">
      <style:paragraph-properties fo:text-align="end"/>
    </style:style>
    <style:style style:name="T69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69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0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0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0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0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704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70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0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0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0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0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1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11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71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1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14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71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16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71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18" style:parent-style-name="ListParagraph" style:list-style-name="WW8Num1" style:family="paragraph"/>
    <style:style style:name="T71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3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724" style:parent-style-name="ListParagraph" style:list-style-name="WW8Num1" style:family="paragraph"/>
    <style:style style:name="T72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2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30" style:parent-style-name="DefaultParagraphFont" style:family="text">
      <style:text-properties style:font-name="Cambria" fo:font-size="10pt" style:font-size-asian="10pt" style:font-size-complex="10pt"/>
    </style:style>
    <style:style style:name="T731" style:parent-style-name="DefaultParagraphFont" style:family="text">
      <style:text-properties style:font-name="Cambria" fo:color="#000000" fo:font-size="10pt" style:font-size-asian="10pt" style:font-size-complex="10pt"/>
    </style:style>
    <style:style style:name="T732" style:parent-style-name="DefaultParagraphFont" style:family="text">
      <style:text-properties style:font-name="Cambria" fo:font-size="10pt" style:font-size-asian="10pt" style:font-size-complex="10pt"/>
    </style:style>
    <style:style style:name="T73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734" style:parent-style-name="ListParagraph" style:list-style-name="WW8Num1" style:family="paragraph"/>
    <style:style style:name="T73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3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3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3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739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740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741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742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743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744" style:parent-style-name="ListParagraph" style:list-style-name="WW8Num2" style:family="paragraph"/>
    <style:style style:name="T74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4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4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4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4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5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751" style:parent-style-name="DefaultParagraphFont" style:family="text">
      <style:text-properties style:font-name="Cambria" fo:color="#000000" fo:font-size="10pt" style:font-size-asian="10pt" style:font-size-complex="10pt"/>
    </style:style>
    <style:style style:name="P752" style:parent-style-name="ListParagraph" style:list-style-name="WW8Num2" style:family="paragraph"/>
    <style:style style:name="T7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5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755" style:parent-style-name="ListParagraph" style:list-style-name="WW8Num2" style:family="paragraph"/>
    <style:style style:name="T75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5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5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5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761" style:parent-style-name="ListParagraph" style:list-style-name="WW8Num2" style:family="paragraph"/>
    <style:style style:name="T76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6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76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6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77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71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772" style:parent-style-name="ListParagraph" style:list-style-name="WW8Num3" style:family="paragraph"/>
    <style:style style:name="T77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7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7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7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7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7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77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780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78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82" style:parent-style-name="Standard" style:family="paragraph">
      <style:paragraph-properties fo:text-align="justify"/>
    </style:style>
    <style:style style:name="T78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8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85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78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78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78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78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90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791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792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793" style:parent-style-name="DefaultParagraphFont" style:family="text">
      <style:text-properties style:font-name="Cambria" fo:font-size="10pt" style:font-size-asian="10pt" style:font-size-complex="10pt"/>
    </style:style>
    <style:style style:name="P794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795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79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9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9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79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08" style:parent-style-name="Caption" style:master-page-name="MP4" style:family="paragraph">
      <style:paragraph-properties fo:break-before="page" fo:text-align="center"/>
      <style:text-properties style:font-name="Cambria" style:font-name-complex="Cambria" fo:color="#000000" fo:font-size="10pt" style:font-size-asian="10pt" style:font-size-complex="10pt"/>
    </style:style>
    <style:style style:name="P809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810" style:parent-style-name="Caption" style:family="paragraph">
      <style:paragraph-properties fo:text-align="center"/>
      <style:text-properties style:font-name="Cambria" style:font-name-complex="Cambria" fo:color="#000000" fo:font-size="10pt" style:font-size-asian="10pt" style:font-size-complex="10pt"/>
    </style:style>
    <style:style style:name="P811" style:parent-style-name="Standard" style:family="paragraph">
      <style:paragraph-properties fo:text-align="end"/>
    </style:style>
    <style:style style:name="T81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1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2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2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2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2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2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82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826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82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2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2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3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3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3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33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83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35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83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37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83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39" style:parent-style-name="ListParagraph" style:list-style-name="WW8Num1" style:family="paragraph"/>
    <style:style style:name="T84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4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845" style:parent-style-name="ListParagraph" style:list-style-name="WW8Num1" style:family="paragraph"/>
    <style:style style:name="T84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4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5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51" style:parent-style-name="DefaultParagraphFont" style:family="text">
      <style:text-properties style:font-name="Cambria" fo:font-size="10pt" style:font-size-asian="10pt" style:font-size-complex="10pt"/>
    </style:style>
    <style:style style:name="T852" style:parent-style-name="DefaultParagraphFont" style:family="text">
      <style:text-properties style:font-name="Cambria" fo:color="#000000" fo:font-size="10pt" style:font-size-asian="10pt" style:font-size-complex="10pt"/>
    </style:style>
    <style:style style:name="T853" style:parent-style-name="DefaultParagraphFont" style:family="text">
      <style:text-properties style:font-name="Cambria" fo:color="#000000" fo:font-size="10pt" style:font-size-asian="10pt" style:font-size-complex="10pt"/>
    </style:style>
    <style:style style:name="T854" style:parent-style-name="DefaultParagraphFont" style:family="text">
      <style:text-properties style:font-name="Cambria" fo:font-size="10pt" style:font-size-asian="10pt" style:font-size-complex="10pt"/>
    </style:style>
    <style:style style:name="T85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856" style:parent-style-name="ListParagraph" style:list-style-name="WW8Num1" style:family="paragraph"/>
    <style:style style:name="T85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5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5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860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861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862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863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864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865" style:parent-style-name="ListParagraph" style:list-style-name="WW8Num2" style:family="paragraph"/>
    <style:style style:name="T86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6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6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6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7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7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872" style:parent-style-name="ListParagraph" style:list-style-name="WW8Num2" style:family="paragraph"/>
    <style:style style:name="T87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7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875" style:parent-style-name="ListParagraph" style:list-style-name="WW8Num2" style:family="paragraph"/>
    <style:style style:name="T87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7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7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7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8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881" style:parent-style-name="ListParagraph" style:list-style-name="WW8Num2" style:family="paragraph"/>
    <style:style style:name="T88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8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8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8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8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8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88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8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89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891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892" style:parent-style-name="ListParagraph" style:list-style-name="WW8Num3" style:family="paragraph"/>
    <style:style style:name="T89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9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9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9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9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89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89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0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901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90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03" style:parent-style-name="Standard" style:family="paragraph">
      <style:paragraph-properties fo:text-align="justify"/>
    </style:style>
    <style:style style:name="T90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05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90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07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90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90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10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911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912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913" style:parent-style-name="DefaultParagraphFont" style:family="text">
      <style:text-properties style:font-name="Cambria" fo:font-size="10pt" style:font-size-asian="10pt" style:font-size-complex="10pt"/>
    </style:style>
    <style:style style:name="P914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915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91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1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1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1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29" style:parent-style-name="Caption" style:family="paragraph">
      <style:paragraph-properties fo:text-align="center"/>
    </style:style>
    <style:style style:name="T93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932" style:parent-style-name="Standard" style:family="paragraph">
      <style:paragraph-properties fo:text-align="end"/>
    </style:style>
    <style:style style:name="T93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3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4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947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94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4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5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5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5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5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54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95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56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T957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95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5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96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961" style:parent-style-name="ListParagraph" style:list-style-name="WW8Num1" style:family="paragraph"/>
    <style:style style:name="T96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6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6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6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66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967" style:parent-style-name="ListParagraph" style:list-style-name="WW8Num1" style:family="paragraph"/>
    <style:style style:name="T96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6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7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7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7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73" style:parent-style-name="DefaultParagraphFont" style:family="text">
      <style:text-properties style:font-name="Cambria" fo:font-size="10pt" style:font-size-asian="10pt" style:font-size-complex="10pt"/>
    </style:style>
    <style:style style:name="T974" style:parent-style-name="DefaultParagraphFont" style:family="text">
      <style:text-properties style:font-name="Cambria" fo:color="#000000" fo:font-size="10pt" style:font-size-asian="10pt" style:font-size-complex="10pt"/>
    </style:style>
    <style:style style:name="T975" style:parent-style-name="DefaultParagraphFont" style:family="text">
      <style:text-properties style:font-name="Cambria" fo:color="#000000" fo:font-size="10pt" style:font-size-asian="10pt" style:font-size-complex="10pt"/>
    </style:style>
    <style:style style:name="T976" style:parent-style-name="DefaultParagraphFont" style:family="text">
      <style:text-properties style:font-name="Cambria" fo:color="#000000" fo:font-size="10pt" style:font-size-asian="10pt" style:font-size-complex="10pt"/>
    </style:style>
    <style:style style:name="T977" style:parent-style-name="DefaultParagraphFont" style:family="text">
      <style:text-properties style:font-name="Cambria" fo:font-size="10pt" style:font-size-asian="10pt" style:font-size-complex="10pt"/>
    </style:style>
    <style:style style:name="T97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979" style:parent-style-name="ListParagraph" style:list-style-name="WW8Num1" style:family="paragraph"/>
    <style:style style:name="T98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8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8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8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8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98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986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987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988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98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99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991" style:parent-style-name="ListParagraph" style:list-style-name="WW8Num2" style:family="paragraph"/>
    <style:style style:name="T99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9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9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9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9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99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998" style:parent-style-name="ListParagraph" style:list-style-name="WW8Num2" style:family="paragraph"/>
    <style:style style:name="T99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0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0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0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003" style:parent-style-name="ListParagraph" style:list-style-name="WW8Num2" style:family="paragraph"/>
    <style:style style:name="T100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0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006" style:parent-style-name="ListParagraph" style:list-style-name="WW8Num2" style:family="paragraph"/>
    <style:style style:name="T100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0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0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1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1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12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101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14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01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16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017" style:parent-style-name="ListParagraph" style:list-style-name="WW8Num3" style:family="paragraph"/>
    <style:style style:name="T101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1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2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2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2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23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02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025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02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27" style:parent-style-name="Standard" style:family="paragraph">
      <style:paragraph-properties fo:text-align="justify"/>
    </style:style>
    <style:style style:name="T102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2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30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103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32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0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03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35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1036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1037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1038" style:parent-style-name="DefaultParagraphFont" style:family="text">
      <style:text-properties style:font-name="Cambria" fo:font-size="10pt" style:font-size-asian="10pt" style:font-size-complex="10pt"/>
    </style:style>
    <style:style style:name="P1039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1040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104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4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59" style:parent-style-name="Caption" style:family="paragraph">
      <style:paragraph-properties fo:text-align="center"/>
    </style:style>
    <style:style style:name="T106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062" style:parent-style-name="Standard" style:family="paragraph">
      <style:paragraph-properties fo:text-align="end"/>
    </style:style>
    <style:style style:name="T106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6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07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077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107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7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8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8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8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8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84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108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86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108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88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08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090" style:parent-style-name="ListParagraph" style:list-style-name="WW8Num1" style:family="paragraph"/>
    <style:style style:name="T109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9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9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9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95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1096" style:parent-style-name="ListParagraph" style:list-style-name="WW8Num1" style:family="paragraph"/>
    <style:style style:name="T109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9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09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0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0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02" style:parent-style-name="DefaultParagraphFont" style:family="text">
      <style:text-properties style:font-name="Cambria" fo:font-size="10pt" style:font-size-asian="10pt" style:font-size-complex="10pt"/>
    </style:style>
    <style:style style:name="T1103" style:parent-style-name="DefaultParagraphFont" style:family="text">
      <style:text-properties style:font-name="Cambria" fo:color="#000000" fo:font-size="10pt" style:font-size-asian="10pt" style:font-size-complex="10pt"/>
    </style:style>
    <style:style style:name="T1104" style:parent-style-name="DefaultParagraphFont" style:family="text">
      <style:text-properties style:font-name="Cambria" fo:color="#000000" fo:font-size="10pt" style:font-size-asian="10pt" style:font-size-complex="10pt"/>
    </style:style>
    <style:style style:name="T1105" style:parent-style-name="DefaultParagraphFont" style:family="text">
      <style:text-properties style:font-name="Cambria" fo:font-size="10pt" style:font-size-asian="10pt" style:font-size-complex="10pt"/>
    </style:style>
    <style:style style:name="T110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107" style:parent-style-name="ListParagraph" style:list-style-name="WW8Num1" style:family="paragraph"/>
    <style:style style:name="T110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0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1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1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112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1113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1114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1115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116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117" style:parent-style-name="ListParagraph" style:list-style-name="WW8Num2" style:family="paragraph"/>
    <style:style style:name="T111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1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2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2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2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2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124" style:parent-style-name="ListParagraph" style:list-style-name="WW8Num2" style:family="paragraph"/>
    <style:style style:name="T112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126" style:parent-style-name="ListParagraph" style:list-style-name="WW8Num2" style:family="paragraph"/>
    <style:style style:name="T112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2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2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132" style:parent-style-name="ListParagraph" style:list-style-name="WW8Num2" style:family="paragraph"/>
    <style:style style:name="T11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3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113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4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14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42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143" style:parent-style-name="ListParagraph" style:list-style-name="WW8Num3" style:family="paragraph"/>
    <style:style style:name="T114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4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4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4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4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49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15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151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15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53" style:parent-style-name="Standard" style:family="paragraph">
      <style:paragraph-properties fo:text-align="justify"/>
    </style:style>
    <style:style style:name="T115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5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56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115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158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15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16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61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1162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1163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1164" style:parent-style-name="DefaultParagraphFont" style:family="text">
      <style:text-properties style:font-name="Cambria" fo:font-size="10pt" style:font-size-asian="10pt" style:font-size-complex="10pt"/>
    </style:style>
    <style:style style:name="P1165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1166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P116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6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6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79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80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81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82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8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184" style:parent-style-name="Caption" style:family="paragraph">
      <style:paragraph-properties fo:text-align="center"/>
    </style:style>
    <style:style style:name="T118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8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187" style:parent-style-name="Standard" style:family="paragraph">
      <style:paragraph-properties fo:text-align="end"/>
    </style:style>
    <style:style style:name="T118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8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2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3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4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5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6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7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199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200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T120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202" style:parent-style-name="Caption" style:family="paragraph">
      <style:text-properties style:font-name="Cambria" style:font-name-complex="Cambria" fo:font-size="10pt" style:font-size-asian="10pt" style:font-size-complex="10pt"/>
    </style:style>
    <style:style style:name="P120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8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09" style:parent-style-name="Standard" style:family="paragraph">
      <style:paragraph-properties>
        <style:tab-stops>
          <style:tab-stop style:type="left" style:position="5.2451in"/>
        </style:tab-stops>
      </style:paragraph-properties>
      <style:text-properties style:font-name="Cambria" style:font-name-complex="Cambria" fo:font-size="10pt" style:font-size-asian="10pt" style:font-size-complex="10pt"/>
    </style:style>
    <style:style style:name="T121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11" style:parent-style-name="DefaultParagraphFont" style:family="text">
      <style:text-properties style:font-name="Cambria" style:font-name-complex="Calibri, Helvetica" fo:color="#000000" fo:font-size="10pt" style:font-size-asian="10pt" style:font-size-complex="10pt"/>
    </style:style>
    <style:style style:name="P1212" style:parent-style-name="Standard" style:family="paragraph">
      <style:text-properties style:font-name="Cambria" fo:font-size="10pt" style:font-size-asian="10pt" style:font-size-complex="10pt"/>
    </style:style>
    <style:style style:name="P1213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14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21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T121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1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1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1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20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1221" style:parent-style-name="ListParagraph" style:list-style-name="WW8Num1" style:family="paragraph"/>
    <style:style style:name="T122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2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2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2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2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27" style:parent-style-name="DefaultParagraphFont" style:family="text">
      <style:text-properties style:font-name="Cambria" fo:font-size="10pt" style:font-size-asian="10pt" style:font-size-complex="10pt"/>
    </style:style>
    <style:style style:name="T1228" style:parent-style-name="DefaultParagraphFont" style:family="text">
      <style:text-properties style:font-name="Cambria" fo:color="#000000" fo:font-size="10pt" style:font-size-asian="10pt" style:font-size-complex="10pt"/>
    </style:style>
    <style:style style:name="T1229" style:parent-style-name="DefaultParagraphFont" style:family="text">
      <style:text-properties style:font-name="Cambria" fo:color="#000000" fo:font-size="10pt" style:font-size-asian="10pt" style:font-size-complex="10pt"/>
    </style:style>
    <style:style style:name="T1230" style:parent-style-name="DefaultParagraphFont" style:family="text">
      <style:text-properties style:font-name="Cambria" fo:font-size="10pt" style:font-size-asian="10pt" style:font-size-complex="10pt"/>
    </style:style>
    <style:style style:name="T1231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232" style:parent-style-name="ListParagraph" style:list-style-name="WW8Num1" style:family="paragraph"/>
    <style:style style:name="T123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3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3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236" style:parent-style-name="ListParagraph" style:list-style-name="WW8Num1" style:family="paragraph">
      <style:text-properties style:font-name="Cambria" style:font-name-complex="Cambria" fo:font-size="10pt" style:font-size-asian="10pt" style:font-size-complex="10pt"/>
    </style:style>
    <style:style style:name="P1237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1238" style:parent-style-name="ListParagraph" style:family="paragraph">
      <style:text-properties style:font-name="Cambria" style:font-name-complex="Cambria" fo:font-size="10pt" style:font-size-asian="10pt" style:font-size-complex="10pt"/>
    </style:style>
    <style:style style:name="P1239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240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241" style:parent-style-name="ListParagraph" style:list-style-name="WW8Num2" style:family="paragraph"/>
    <style:style style:name="T124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4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4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4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4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4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48" style:parent-style-name="DefaultParagraphFont" style:family="text">
      <style:text-properties style:font-name="Cambria" style:font-name-complex="Cambria" fo:color="#000000" fo:font-size="10pt" style:font-size-asian="10pt" style:font-size-complex="10pt"/>
    </style:style>
    <style:style style:name="P1249" style:parent-style-name="ListParagraph" style:list-style-name="WW8Num2" style:family="paragraph"/>
    <style:style style:name="T125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251" style:parent-style-name="ListParagraph" style:list-style-name="WW8Num2" style:family="paragraph"/>
    <style:style style:name="T125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5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5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5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56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257" style:parent-style-name="ListParagraph" style:list-style-name="WW8Num2" style:family="paragraph"/>
    <style:style style:name="T1258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5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6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6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6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63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P1264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65" style:parent-style-name="Standard" style:family="paragraph">
      <style:paragraph-properties fo:text-align="justify"/>
      <style:text-properties style:font-name="Cambria" style:font-name-complex="Cambria" fo:font-size="10pt" style:font-size-asian="10pt" style:font-size-complex="10pt"/>
    </style:style>
    <style:style style:name="P1266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67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268" style:parent-style-name="ListParagraph" style:list-style-name="WW8Num3" style:family="paragraph"/>
    <style:style style:name="T126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70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7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72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7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74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275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276" style:parent-style-name="ListParagraph" style:list-style-name="WW8Num3" style:family="paragraph">
      <style:text-properties style:font-name="Cambria" style:font-name-complex="Cambria" fo:font-size="10pt" style:font-size-asian="10pt" style:font-size-complex="10pt"/>
    </style:style>
    <style:style style:name="P1277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78" style:parent-style-name="Standard" style:family="paragraph">
      <style:paragraph-properties fo:text-align="justify"/>
    </style:style>
    <style:style style:name="T1279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80" style:parent-style-name="DefaultParagraphFont" style:family="text">
      <style:text-properties style:font-name="Cambria" style:font-name-complex="Cambria" fo:font-weight="bold" style:font-weight-asian="bold" fo:font-size="10pt" style:font-size-asian="10pt" style:font-size-complex="10pt"/>
    </style:style>
    <style:style style:name="T1281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82" style:parent-style-name="DefaultParagraphFont" style:family="text">
      <style:text-properties style:font-name="Cambria" style:font-name-asian="Times New Roman" style:font-name-complex="Cambria" fo:font-size="10pt" style:font-size-asian="10pt" style:font-size-complex="10pt" fo:language="en" fo:country="US" style:language-complex="ar" style:country-complex="SA"/>
    </style:style>
    <style:style style:name="T1283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1284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P1285" style:parent-style-name="Standard" style:family="paragraph">
      <style:text-properties style:font-name="Cambria" style:font-name-complex="Cambria" fo:font-size="10pt" style:font-size-asian="10pt" style:font-size-complex="10pt"/>
    </style:style>
    <style:style style:name="P1286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P1287" style:parent-style-name="Standard" style:family="paragraph">
      <style:text-properties style:font-name="Cambria" style:font-name-asian="Calibri" style:font-name-complex="Calibri" fo:font-size="10pt" style:font-size-asian="10pt" style:font-size-complex="10pt"/>
    </style:style>
    <style:style style:name="T1288" style:parent-style-name="DefaultParagraphFont" style:family="text">
      <style:text-properties style:font-name="Cambria" style:font-name-asian="Calibri" style:font-name-complex="Calibri" fo:font-size="10pt" style:font-size-asian="10pt" style:font-size-complex="10pt"/>
    </style:style>
    <style:style style:name="T1289" style:parent-style-name="DefaultParagraphFont" style:family="text">
      <style:text-properties style:font-name="Cambria" fo:font-size="10pt" style:font-size-asian="10pt" style:font-size-complex="10pt"/>
    </style:style>
    <style:style style:name="P1290" style:parent-style-name="Standard" style:family="paragraph">
      <style:paragraph-properties fo:margin-bottom="0.0138in"/>
      <style:text-properties style:font-name="Cambria" fo:font-size="10pt" style:font-size-asian="10pt" style:font-size-complex="10pt"/>
    </style:style>
    <style:style style:name="P1291" style:parent-style-name="Standard" style:family="paragraph">
      <style:paragraph-properties fo:margin-bottom="0.0138in" fo:margin-left="3.5in" fo:text-indent="0.5in">
        <style:tab-stops/>
      </style:paragraph-properties>
      <style:text-properties style:font-name="Cambria" fo:font-size="10pt" style:font-size-asian="10pt" style:font-size-complex="10pt"/>
    </style:style>
    <style:style style:name="T1292" style:parent-style-name="DefaultParagraphFont" style:family="text">
      <style:text-properties style:font-name="Cambria" style:font-name-complex="Cambria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><text:s text:c="6"/>Annexure<text:tab/></text:p>
      <text:p text:style-name="P4"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DATE : <text:s/>02.01.2023</text:span></text:p>
      <text:p text:style-name="P19"/>
      <text:p text:style-name="P20">To</text:p>
      <text:p text:style-name="P21">The Branch Head,</text:p>
      <text:p text:style-name="P22">Axis Bank Ltd.</text:p>
      <text:p text:style-name="P23">Y N Road Branch.</text:p>
      <text:p text:style-name="P24"/>
      <text:p text:style-name="P25">Dear Sir,</text:p>
      <text:p text:style-name="P26"><text:tab/></text:p>
      <text:p text:style-name="Standard"><text:span text:style-name="T27">SUBJECT: Advance Remittance against Export – Submission of Bill</text:span><text:span text:style-name="T28"><text:s/>ID –<text:s/></text:span><text:span text:style-name="T29"><text:s text:c="2"/>0043FBFP2101184</text:span></text:p>
      <text:p text:style-name="P30"/>
      <text:p text:style-name="P31">We have received Advance Remittance against Export through your Bank, the details of which are furnished below:</text:p>
      <text:p text:style-name="P32"/>
      <text:list text:style-name="WW8Num1">
        <text:list-item>
          <text:p text:style-name="P33"><text:span text:style-name="T34">Date of Inward Remittance</text:span><text:span text:style-name="T35"><text:tab/></text:span><text:span text:style-name="T36"><text:tab/></text:span><text:span text:style-name="T37"><text:tab/>:<text:s/></text:span><text:span text:style-name="T38"><text:s/>0043FIR1901642 DATED 28-08-2019</text:span></text:p>
        </text:list-item>
        <text:list-item>
          <text:p text:style-name="P39"><text:span text:style-name="T40">Name of the Remitter</text:span><text:span text:style-name="T41"><text:tab/></text:span><text:span text:style-name="T42"><text:tab/></text:span><text:span text:style-name="T43"><text:tab/></text:span><text:span text:style-name="T44"><text:tab/>:</text:span><text:span text:style-name="T45"><text:s text:c="2"/></text:span><text:span text:style-name="T46">DIRECT PUBLISHING PTY LTD<text:s/></text:span><text:span text:style-name="T47"><text:s text:c="54"/></text:span><text:span text:style-name="T48"><text:s/></text:span><text:span text:style-name="T49"><text:s text:c="2"/></text:span></text:p>
        </text:list-item>
        <text:list-item>
          <text:p text:style-name="P50"><text:span text:style-name="T51">Amount of Advance Remittance</text:span><text:span text:style-name="T52"><text:tab/></text:span><text:span text:style-name="T53"><text:tab/><text:s text:c="15"/>: <text:s text:c="3"/></text:span></text:p>
        </text:list-item>
        <text:list-item>
          <text:p text:style-name="P54"><text:span text:style-name="T55">Invoice Number/Purchase Contract No./LC <text:s/>No.<text:s/></text:span><text:span text:style-name="T56"><text:tab/>: <text:s/></text:span><text:span text:style-name="T57">175 DATE14-Aug-2019</text:span></text:p>
        </text:list-item>
      </text:list>
      <text:p text:style-name="P58">(Contained in Disposal Instruction)<text:tab/><text:tab/>:</text:p>
      <text:p text:style-name="P59"/>
      <text:p text:style-name="P60">2. We have made the shipment against<text:s/>the advance remittance received and submitted the FBFP to your counter, the details of which are furnished below:</text:p>
      <text:p text:style-name="P61"/>
      <text:list text:style-name="WW8Num2">
        <text:list-item>
          <text:p text:style-name="P62"><text:span text:style-name="T63">Name of the Buyer</text:span><text:span text:style-name="T64"><text:tab/></text:span><text:span text:style-name="T65"><text:tab/></text:span><text:span text:style-name="T66"><text:tab/></text:span><text:span text:style-name="T67"><text:tab/>: <text:s text:c="4"/></text:span><text:span text:style-name="T68">DIRECT PUBLISHING PTY LTD</text:span></text:p>
        </text:list-item>
        <text:list-item>
          <text:p text:style-name="P69"><text:span text:style-name="T70">Invoice Number/Purchase Contract: <text:s/></text:span><text:span text:style-name="T71"><text:s/></text:span><text:span text:style-name="T72">175 DATE14-Aug-2019</text:span></text:p>
        </text:list-item>
        <text:list-item>
          <text:p text:style-name="P73"><text:span text:style-name="T74">Invoice Amount</text:span><text:span text:style-name="T75"><text:tab/></text:span><text:span text:style-name="T76"><text:tab/></text:span><text:span text:style-name="T77"><text:tab/></text:span><text:span text:style-name="T78"><text:tab/><text:s/>: <text:s text:c="3"/>USD<text:s/></text:span><text:span text:style-name="T79">3025</text:span></text:p>
        </text:list-item>
        <text:list-item>
          <text:p text:style-name="P80"><text:span text:style-name="T81">Date of Shipment</text:span><text:span text:style-name="T82"><text:tab/></text:span><text:span text:style-name="T83"><text:tab/></text:span><text:span text:style-name="T84"><text:tab/></text:span><text:span text:style-name="T85"><text:tab/>:<text:s/></text:span><text:span text:style-name="T86"><text:s/></text:span></text:p>
        </text:list-item>
      </text:list>
      <text:p text:style-name="P87"/>
      <text:p text:style-name="P88">3. The excess fall in export value as compared to the value of advance remittance received is due to the following reason(s):</text:p>
      <text:p text:style-name="P89"/>
      <text:list text:style-name="WW8Num3">
        <text:list-item>
          <text:p text:style-name="P90"/>
        </text:list-item>
        <text:list-item>
          <text:p text:style-name="P91"><text:span text:style-name="T92">Advance<text:s/></text:span><text:span text:style-name="T93"><text:tab/></text:span><text:span text:style-name="T94"><text:tab/></text:span><text:span text:style-name="T95"><text:tab/></text:span><text:span text:style-name="T96"><text:tab/>:<text:s/></text:span><text:span text:style-name="T97">USD</text:span><text:span text:style-name="T98"><text:s text:c="3"/>525.00</text:span></text:p>
        </text:list-item>
        <text:list-item>
          <text:p text:style-name="P99"/>
        </text:list-item>
      </text:list>
      <text:p text:style-name="P100"/>
      <text:p text:style-name="P101"><text:span text:style-name="T102">4. In this connection, we declare that no further shipment will be made a</text:span><text:span text:style-name="T103">gainst the advance remittance of<text:s/></text:span><text:span text:style-name="T104"><text:s/></text:span><text:span text:style-name="T105">received <text:s/>USD 3,550.00</text:span><text:span text:style-name="T106"><text:s/></text:span><text:span text:style-name="T107"><text:s text:c="2"/>and the balance amount of <text:s text:c="2"/>USD 525.00 <text:s/>.may be marked off by the Bank in the system.</text:span></text:p>
      <text:p text:style-name="P108"/>
      <text:p text:style-name="P109"/>
      <text:p text:style-name="P110"/>
      <text:p text:style-name="Standard"><text:span text:style-name="T111"><text:s/></text:span><text:span text:style-name="T112">Yours faithfully,</text:span></text:p>
      <text:p text:style-name="P113">(Signature of the Applicant)</text:p>
      <text:p text:style-name="P114"/>
      <text:p text:style-name="P115">(Director/Partner/Proprietor/Individual)<text:tab/><text:tab/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<text:span text:style-name="T133"><text:s text:c="6"/>Annexure</text:span><text:span text:style-name="T134"><text:tab/></text:span></text:p>
      <text:p text:style-name="P135"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DATE : <text:s/>02.01.2023</text:span></text:p>
      <text:p text:style-name="P150"/>
      <text:p text:style-name="P151">To</text:p>
      <text:p text:style-name="P152">The Branch Head,</text:p>
      <text:p text:style-name="P153">Axis Bank Ltd.</text:p>
      <text:p text:style-name="P154">Y N Road Branch.</text:p>
      <text:p text:style-name="P155"/>
      <text:p text:style-name="P156">Dear Sir,</text:p>
      <text:p text:style-name="P157"><text:tab/></text:p>
      <text:p text:style-name="Standard"><text:span text:style-name="T158">SUBJECT: Advance Remittance against Export – Submission of Bill ID –<text:s/></text:span><text:span text:style-name="T159"><text:s text:c="2"/>0043FBFP2101194 &amp;</text:span><text:span text:style-name="T160"><text:s text:c="3"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0043FBFP2101503</text:span></text:p>
      <text:p text:style-name="P180"/>
      <text:p text:style-name="P181">We have received Advance Remittance against Export through your Bank, the details of which are furnished below:</text:p>
      <text:p text:style-name="P182"/>
      <text:list text:style-name="WW8Num1" text:continue-numbering="true">
        <text:list-item>
          <text:p text:style-name="P183"><text:span text:style-name="T184">Date of Inward Remittance</text:span><text:span text:style-name="T185"><text:tab/></text:span><text:span text:style-name="T186"><text:tab/></text:span><text:span text:style-name="T187"><text:tab/>:<text:s/></text:span><text:span text:style-name="T188"><text:s/>0043FIR1901894 DATED <text:s/>07-10-2019</text:span></text:p>
        </text:list-item>
        <text:list-item>
          <text:p text:style-name="P189"><text:span text:style-name="T190">Name of the Remitter</text:span><text:span text:style-name="T191"><text:tab/></text:span><text:span text:style-name="T192"><text:tab/></text:span><text:span text:style-name="T193"><text:tab/></text:span><text:span text:style-name="T194"><text:tab/>:</text:span><text:span text:style-name="T195"><text:s text:c="2"/>ROSAROT IDEEN</text:span><text:span text:style-name="T196">PIXEL AG</text:span><text:span text:style-name="T197"><text:s text:c="53"/></text:span><text:span text:style-name="T198"><text:s/></text:span><text:span text:style-name="T199"><text:s text:c="2"/></text:span></text:p>
        </text:list-item>
        <text:list-item>
          <text:p text:style-name="P200"><text:span text:style-name="T201">Amount of Advance Remittance</text:span><text:span text:style-name="T202"><text:tab/></text:span><text:span text:style-name="T203"><text:tab/><text:s text:c="15"/>: <text:s text:c="3"/></text:span></text:p>
        </text:list-item>
        <text:list-item>
          <text:p text:style-name="P204"><text:span text:style-name="T205">Invoice Number/Purchase Contract No./LC <text:s/>No.<text:s/></text:span><text:span text:style-name="T206"><text:tab/>: <text:s/></text:span><text:span text:style-name="T207">193 DATE 01-10-2019</text:span></text:p>
        </text:list-item>
      </text:list>
      <text:p text:style-name="P208">(Contained in Disposal Instruction)<text:tab/><text:tab/>:</text:p>
      <text:p text:style-name="P209"/>
      <text:p text:style-name="P210">2. We have made the shipment<text:s/>against the advance remittance received and submitted the FBFP to your counter, the details of which are furnished below:</text:p>
      <text:p text:style-name="P211"/>
      <text:list text:style-name="LFO7" text:continue-numbering="true">
        <text:list-item>
          <text:p text:style-name="P212"><text:span text:style-name="T213">Name of the Buyer</text:span><text:span text:style-name="T214"><text:tab/></text:span><text:span text:style-name="T215"><text:tab/></text:span><text:span text:style-name="T216"><text:tab/></text:span><text:span text:style-name="T217"><text:tab/>: <text:s text:c="4"/></text:span><text:span text:style-name="T218">ROSAROT IDEENPIXEL AG</text:span></text:p>
        </text:list-item>
      </text:list>
      <text:list text:style-name="WW8Num1" text:continue-numbering="true">
        <text:list-item>
          <text:p text:style-name="P219"><text:span text:style-name="T220">Invoice Number/Purchase Contract : <text:s/></text:span><text:span text:style-name="T221">193 DATE 01-10-2019</text:span><text:span text:style-name="T222"><text:s text:c="22"/></text:span><text:span text:style-name="T223"><text:s/></text:span></text:p>
        </text:list-item>
      </text:list>
      <text:list text:style-name="WW8Num2" text:continue-numbering="true">
        <text:list-item>
          <text:p text:style-name="P224"><text:span text:style-name="T225">Invoi</text:span><text:span text:style-name="T226">ce Amount</text:span><text:span text:style-name="T227"><text:tab/></text:span><text:span text:style-name="T228"><text:tab/></text:span><text:span text:style-name="T229"><text:tab/></text:span><text:span text:style-name="T230"><text:tab/><text:s text:c="2"/>: <text:s text:c="2"/>USD 525<text:s/></text:span></text:p>
        </text:list-item>
        <text:list-item>
          <text:p text:style-name="P231"><text:span text:style-name="T232">Date of Shipment</text:span><text:span text:style-name="T233"><text:tab/></text:span><text:span text:style-name="T234"><text:tab/></text:span><text:span text:style-name="T235"><text:tab/></text:span><text:span text:style-name="T236"><text:tab/>:<text:s/></text:span><text:span text:style-name="T237"><text:s/></text:span></text:p>
        </text:list-item>
      </text:list>
      <text:p text:style-name="P238"/>
      <text:p text:style-name="P239">3. The short fall in export value as compared to the value of advance remittance received is due to the following reason(s):</text:p>
      <text:p text:style-name="P240"/>
      <text:list text:style-name="WW8Num3" text:continue-numbering="true">
        <text:list-item>
          <text:p text:style-name="P241"/>
        </text:list-item>
        <text:list-item>
          <text:p text:style-name="P242"><text:span text:style-name="T243">Miscellaneous Charges</text:span><text:span text:style-name="T244"><text:tab/></text:span><text:span text:style-name="T245"><text:tab/></text:span><text:span text:style-name="T246"><text:tab/></text:span><text:span text:style-name="T247"><text:tab/>:<text:s/></text:span><text:span text:style-name="T248">USD</text:span><text:span text:style-name="T249"><text:s text:c="3"/>15.00</text:span></text:p>
        </text:list-item>
        <text:list-item>
          <text:p text:style-name="P250"/>
        </text:list-item>
      </text:list>
      <text:p text:style-name="P251"/>
      <text:p text:style-name="P252"><text:span text:style-name="T253">4. In this connection, we declare<text:s/></text:span><text:span text:style-name="T254">that no further shipment will be made against the advance remittance of<text:s/></text:span><text:span text:style-name="T255"><text:s/></text:span><text:span text:style-name="T256">received <text:s/>USD <text:s/>510.00</text:span><text:span text:style-name="T257"><text:s/></text:span><text:span text:style-name="T258"><text:s text:c="2"/>and the balance amount of <text:s text:c="2"/>USD 15.00 <text:s/>.may be marked off by the Bank in the system.</text:span></text:p>
      <text:p text:style-name="P259"/>
      <text:p text:style-name="P260"/>
      <text:p text:style-name="P261"/>
      <text:p text:style-name="Standard"><text:span text:style-name="T262"><text:s/></text:span><text:span text:style-name="T263">Yours faithfully,</text:span></text:p>
      <text:p text:style-name="P264">(Signature of the Applicant)</text:p>
      <text:p text:style-name="P265"/>
      <text:p text:style-name="P266">(Director/Partner/Proprietor/Individual)<text:tab/><text:tab/></text:p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><text:s text:c="6"/>Annexure<text:tab/></text:p>
      <text:p text:style-name="P281"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DATE : <text:s/>21</text:span><text:span text:style-name="T296">.01.2023</text:span></text:p>
      <text:p text:style-name="P297"/>
      <text:p text:style-name="P298">To</text:p>
      <text:p text:style-name="P299">The Branch Head,</text:p>
      <text:p text:style-name="P300">Axis Bank Ltd.</text:p>
      <text:p text:style-name="P301">Y N Road Branch.</text:p>
      <text:p text:style-name="P302"/>
      <text:p text:style-name="P303">Dear Sir,</text:p>
      <text:p text:style-name="P304"><text:tab/></text:p>
      <text:p text:style-name="Standard"><text:span text:style-name="T305">SUBJECT: Advance Remittance against Export – Submission of Bill ID –<text:s/></text:span><text:span text:style-name="T306"><text:s text:c="2"/>0043FBFP2101194 <text:s/></text:span></text:p>
      <text:p text:style-name="P307"/>
      <text:p text:style-name="P308">We have received Advance Remittance against Export through your Bank, the details of which are furnished below:</text:p>
      <text:p text:style-name="P309"/>
      <text:list text:style-name="WW8Num1" text:continue-numbering="true">
        <text:list-item>
          <text:p text:style-name="P310"><text:span text:style-name="T311">Date of Inward Remittance</text:span><text:span text:style-name="T312"><text:tab/></text:span><text:span text:style-name="T313"><text:tab/></text:span><text:span text:style-name="T314"><text:tab/>:<text:s/></text:span><text:span text:style-name="T315"><text:s/>0043FIR1902165 DATED <text:s/>14-11-2019</text:span></text:p>
        </text:list-item>
        <text:list-item>
          <text:p text:style-name="P316"><text:span text:style-name="T317">Name of the Remitter</text:span><text:span text:style-name="T318"><text:tab/></text:span><text:span text:style-name="T319"><text:tab/></text:span><text:span text:style-name="T320"><text:tab/></text:span><text:span text:style-name="T321"><text:tab/>:</text:span><text:span text:style-name="T322"><text:s text:c="2"/></text:span><text:span text:style-name="T323">UPWORK ESCROW INC. <text:s text:c="31"/></text:span><text:span text:style-name="T324"><text:s text:c="66"/></text:span><text:span text:style-name="T325"><text:s/></text:span><text:span text:style-name="T326"><text:s text:c="2"/></text:span></text:p>
        </text:list-item>
        <text:list-item>
          <text:p text:style-name="P327"><text:span text:style-name="T328">Amount of Advance Remittance</text:span><text:span text:style-name="T329"><text:tab/></text:span><text:span text:style-name="T330"><text:tab/><text:s text:c="15"/>: <text:s text:c="3"/></text:span></text:p>
        </text:list-item>
        <text:list-item>
          <text:p text:style-name="P331"><text:span text:style-name="T332">Invoice Number/Purchase Contract No./LC <text:s/>No.<text:s/></text:span><text:span text:style-name="T333"><text:tab/>: <text:s/></text:span><text:span text:style-name="T334">201 DATE 01-10-2019</text:span></text:p>
        </text:list-item>
      </text:list>
      <text:p text:style-name="P335">(Contained in Disposal Instruction)<text:tab/><text:tab/>:</text:p>
      <text:p text:style-name="P336"/>
      <text:p text:style-name="P337">2. We have made the<text:s/>shipment against the advance remittance received and submitted the FBFP to your counter, the details of which are furnished below:</text:p>
      <text:p text:style-name="P338"/>
      <text:list text:style-name="WW8Num2" text:continue-numbering="true">
        <text:list-item>
          <text:p text:style-name="P339"><text:span text:style-name="T340">Name of the Buyer</text:span><text:span text:style-name="T341"><text:tab/></text:span><text:span text:style-name="T342"><text:tab/></text:span><text:span text:style-name="T343"><text:tab/></text:span><text:span text:style-name="T344"><text:tab/>: <text:s text:c="4"/></text:span><text:span text:style-name="T345"><text:s/>UPWORK ESCROW INC.</text:span></text:p>
        </text:list-item>
        <text:list-item>
          <text:p text:style-name="P346"><text:span text:style-name="T347">Invoice Number/Purchase Contract: <text:s text:c="2"/></text:span><text:span text:style-name="T348">201 DATE 01-10-2019</text:span><text:span text:style-name="T349"><text:s text:c="22"/></text:span><text:span text:style-name="T350"><text:s/></text:span><text:span text:style-name="T351"><text:s/></text:span></text:p>
        </text:list-item>
        <text:list-item>
          <text:p text:style-name="P352"><text:span text:style-name="T353">Invoice Amount</text:span><text:span text:style-name="T354"><text:tab/></text:span><text:span text:style-name="T355"><text:tab/></text:span><text:span text:style-name="T356"><text:tab/></text:span><text:span text:style-name="T357"><text:tab/><text:s text:c="2"/>: <text:s text:c="2"/>USD <text:s/>25370<text:s/></text:span></text:p>
        </text:list-item>
        <text:list-item>
          <text:p text:style-name="P358"><text:span text:style-name="T359">Date of Shipment</text:span><text:span text:style-name="T360"><text:tab/></text:span><text:span text:style-name="T361"><text:tab/></text:span><text:span text:style-name="T362"><text:tab/></text:span><text:span text:style-name="T363"><text:tab/>:<text:s/></text:span><text:span text:style-name="T364"><text:s/></text:span></text:p>
        </text:list-item>
      </text:list>
      <text:p text:style-name="P365"/>
      <text:p text:style-name="P366">3. The<text:s/>excess<text:s/>in export value as compared to the value of advance remittance received is due to the following reason(s):</text:p>
      <text:p text:style-name="P367"/>
      <text:list text:style-name="WW8Num3" text:continue-numbering="true">
        <text:list-item>
          <text:p text:style-name="P368"/>
        </text:list-item>
        <text:list-item>
          <text:p text:style-name="P369"><text:span text:style-name="T370">Miscellaneous Charges</text:span><text:span text:style-name="T371"><text:tab/></text:span><text:span text:style-name="T372"><text:tab/></text:span><text:span text:style-name="T373"><text:tab/></text:span><text:span text:style-name="T374"><text:tab/>:<text:s/></text:span><text:span text:style-name="T375">USD</text:span><text:span text:style-name="T376"><text:s text:c="3"/></text:span>443.15</text:p>
        </text:list-item>
        <text:list-item>
          <text:p text:style-name="P377"/>
        </text:list-item>
      </text:list>
      <text:p text:style-name="P378"/>
      <text:p text:style-name="P379"><text:span text:style-name="T380">4. In this connection, we<text:s/></text:span><text:span text:style-name="T381">declare that no further shipment will be made against the advance remittance of<text:s/></text:span><text:span text:style-name="T382"><text:s/></text:span><text:span text:style-name="T383">received <text:s/>USD <text:s/></text:span><text:span text:style-name="T384">25370</text:span><text:span text:style-name="T385"><text:s/></text:span><text:span text:style-name="T386"><text:s text:c="2"/>and the balance amount of <text:s text:c="2"/>USD<text:s/></text:span><text:span text:style-name="T387">443.15</text:span><text:span text:style-name="T388"><text:s/>may be marked off by the Bank in the system.</text:span></text:p>
      <text:p text:style-name="P389"/>
      <text:p text:style-name="P390"/>
      <text:p text:style-name="P391"/>
      <text:p text:style-name="Standard"><text:span text:style-name="T392"><text:s/></text:span><text:span text:style-name="T393">Yours faithfully,</text:span></text:p>
      <text:p text:style-name="P394">(Signature of the Applicant)</text:p>
      <text:p text:style-name="P395"/>
      <text:p text:style-name="P396">(Director/Partner/Proprietor/Individual)<text:tab/></text:p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>Annexure</text:p>
      <text:p text:style-name="P409"/>
      <text:p text:style-name="P410">DATE :<text:s/>21.01.2023</text:p>
      <text:p text:style-name="P411"/>
      <text:p text:style-name="P412">To</text:p>
      <text:p text:style-name="P413">The Branch Head,</text:p>
      <text:p text:style-name="P414">Axis Bank Ltd.</text:p>
      <text:p text:style-name="P415">Y N Road Branch.</text:p>
      <text:p text:style-name="P416"/>
      <text:p text:style-name="P417">Dear Sir,</text:p>
      <text:p text:style-name="P418"/>
      <text:p text:style-name="P419">SUBJECT: Advance Remittance against Export<text:s/>–<text:s/>Submission of Bill ID<text:s/>–<text:s/>0043FBFP2200939 &amp;<text:s/></text:p>
      <text:p text:style-name="P420">0043FBFP2200874</text:p>
      <text:p text:style-name="P421"/>
      <text:p text:style-name="P422">We have received Advance Remittance against Export through your Bank, the details of which are furnished</text:p>
      <text:p text:style-name="P423">below:</text:p>
      <text:p text:style-name="P424"/>
      <text:p text:style-name="P425">•<text:s/>Date of Inward Remittance :<text:s text:c="15"/><text:s/>0043FIR2002391 DATED 17-11-2020</text:p>
      <text:p text:style-name="P426">•<text:s/>Name of the Remitter :<text:s text:c="23"/><text:s/>CREOFORMA LIMITED<text:s/></text:p>
      <text:p text:style-name="P427">•<text:s/>Amount of Advance Remittance :<text:s/><text:s text:c="3"/>USD 3000</text:p>
      <text:p text:style-name="P428">•<text:s/>Invoice Number. :<text:s text:c="33"/><text:s/>224 DT 01-11-2020 &amp; 241 DATED 24-12-2022</text:p>
      <text:p text:style-name="P429">(Contained in Disposal Instruction) :<text:s/></text:p>
      <text:p text:style-name="P430"/>
      <text:p text:style-name="P431">2. We have made the shipment against the advance remittance received and submitted the FBFP to your counter,</text:p>
      <text:p text:style-name="P432">the details of which are furnished below:</text:p>
      <text:p text:style-name="P433"/>
      <text:p text:style-name="P434">•<text:s/>Name of the Buyer<text:s/><text:s/><text:s text:c="8"/>: CREOFORMA LIMITED<text:s/></text:p>
      <text:p text:style-name="P435">•<text:s/>Invoice Number.<text:s text:c="14"/><text:s/>: 224 DT 01-11-2020 &amp; 241 DATED 24-12-2022</text:p>
      <text:p text:style-name="P436">•<text:s/>Invoice Amount<text:s text:c="15"/><text:s/>: USD 3000</text:p>
      <text:p text:style-name="P437">•<text:s/>Date of Shipment :<text:s/></text:p>
      <text:p text:style-name="P438"/>
      <text:p text:style-name="P439">3. The short fall in export value as compared to the value of advance remittance received is due to the following</text:p>
      <text:p text:style-name="P440">reason(s):</text:p>
      <text:p text:style-name="P441"/>
      <text:p text:style-name="P442"></text:p>
      <text:p text:style-name="P443"> Miscellaneous Charges<text:s text:c="5"/><text:s/>: USD 35.00</text:p>
      <text:p text:style-name="P444"></text:p>
      <text:p text:style-name="P445"/>
      <text:p text:style-name="P446">4. In this connection, we declare that no further shipment will be made against the advance remittance of</text:p>
      <text:p text:style-name="P447">received USD 3000.00 and the balance amount of USD 35.00.may be marked off by the Bank in the system.<text:s/></text:p>
      <text:p text:style-name="P448"/>
      <text:p text:style-name="P449">ours faithfully,</text:p>
      <text:p text:style-name="P450">(Signature of the Applicant)</text:p>
      <text:p text:style-name="P451"/>
      <text:p text:style-name="P452"/>
      <text:p text:style-name="P453">(Director/Partner/Proprietor/Individual</text:p>
      <text:p text:style-name="P454"/>
      <text:p text:style-name="P455"/>
      <text:soft-page-break/>
      <text:p text:style-name="P456"><text:s text:c="6"/>Annexure<text:tab/></text:p>
      <text:p text:style-name="P457"><text:span text:style-name="T458"><text:tab/></text:span><text:span text:style-name="T459"><text:tab/></text:span><text:span text:style-name="T460"><text:tab/>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DATE : <text:s/>02.01.2023</text:span></text:p>
      <text:p text:style-name="P472"/>
      <text:p text:style-name="P473">To</text:p>
      <text:p text:style-name="P474">The Branch Head,</text:p>
      <text:p text:style-name="P475">Axis Bank Ltd.</text:p>
      <text:p text:style-name="P476">Y N Road Branch.</text:p>
      <text:p text:style-name="P477"/>
      <text:p text:style-name="P478">Dear Sir,</text:p>
      <text:p text:style-name="P479"><text:tab/></text:p>
      <text:p text:style-name="Standard"><text:span text:style-name="T480">SUBJECT: Advance Remittance against Export – Submission of Bill ID –<text:s/></text:span><text:span text:style-name="T481"><text:s text:c="2"/>0043FBFP2101194 <text:s/></text:span></text:p>
      <text:p text:style-name="P482"/>
      <text:p text:style-name="P483">We have received Advance Remittance against Export through your Bank, the details of which are furnished below:</text:p>
      <text:p text:style-name="P484"/>
      <text:list text:style-name="WW8Num1" text:continue-numbering="true">
        <text:list-item>
          <text:p text:style-name="P485"><text:span text:style-name="T486">Date of Inward Remittance</text:span><text:span text:style-name="T487"><text:tab/></text:span><text:span text:style-name="T488"><text:tab/></text:span><text:span text:style-name="T489"><text:tab/>:<text:s/></text:span><text:span text:style-name="T490"><text:s/>0043FIR1902165 DATED <text:s/>14-11-2019</text:span></text:p>
        </text:list-item>
        <text:list-item>
          <text:p text:style-name="P491"><text:span text:style-name="T492">Name of the Remitter</text:span><text:span text:style-name="T493"><text:tab/></text:span><text:span text:style-name="T494"><text:tab/></text:span><text:span text:style-name="T495"><text:tab/></text:span><text:span text:style-name="T496"><text:tab/>:</text:span><text:span text:style-name="T497"><text:s text:c="2"/></text:span><text:span text:style-name="T498">UPWORK ESCROW INC.<text:s/></text:span><text:span text:style-name="T499"><text:s text:c="97"/></text:span><text:span text:style-name="T500"><text:s/></text:span><text:span text:style-name="T501"><text:s text:c="2"/></text:span></text:p>
        </text:list-item>
        <text:list-item>
          <text:p text:style-name="P502"><text:span text:style-name="T503">Amount of Advance Remittance</text:span><text:span text:style-name="T504"><text:tab/></text:span><text:span text:style-name="T505"><text:tab/><text:s text:c="15"/>: <text:s text:c="3"/></text:span></text:p>
        </text:list-item>
        <text:list-item>
          <text:p text:style-name="P506">Invoice Number/Purchase Contract No./LC <text:s/>No.<text:s/><text:tab/>: <text:s/></text:p>
        </text:list-item>
      </text:list>
      <text:p text:style-name="P507">(Contained in Disposal Instruction)<text:tab/><text:tab/>:</text:p>
      <text:p text:style-name="P508"/>
      <text:p text:style-name="P509">2. We have made the shipment against the advance remittance received and submitted the FBFP to your counter, the details of which are furnished below:</text:p>
      <text:p text:style-name="P510"/>
      <text:list text:style-name="WW8Num2" text:continue-numbering="true">
        <text:list-item>
          <text:p text:style-name="P511"><text:span text:style-name="T512">Name of the Buyer</text:span><text:span text:style-name="T513"><text:tab/></text:span><text:span text:style-name="T514"><text:tab/></text:span><text:span text:style-name="T515"><text:tab/></text:span><text:span text:style-name="T516"><text:tab/>: <text:s text:c="4"/></text:span><text:span text:style-name="T517"><text:s/>UPWORK ESCROW INC.</text:span></text:p>
        </text:list-item>
        <text:list-item>
          <text:p text:style-name="P518"><text:span text:style-name="T519">Invoice Number/Purchase Contract: <text:s text:c="27"/>: <text:s/></text:span><text:span text:style-name="T520"><text:s/></text:span></text:p>
        </text:list-item>
        <text:list-item>
          <text:p text:style-name="P521"><text:span text:style-name="T522">Invoi</text:span><text:span text:style-name="T523">ce Amount</text:span><text:span text:style-name="T524"><text:tab/></text:span><text:span text:style-name="T525"><text:tab/></text:span><text:span text:style-name="T526"><text:tab/></text:span><text:span text:style-name="T527"><text:tab/><text:s text:c="16"/>: <text:s text:c="3"/></text:span></text:p>
        </text:list-item>
        <text:list-item>
          <text:p text:style-name="P528"><text:span text:style-name="T529">Date of Shipment</text:span><text:span text:style-name="T530"><text:tab/></text:span><text:span text:style-name="T531"><text:tab/></text:span><text:span text:style-name="T532"><text:tab/></text:span><text:span text:style-name="T533"><text:tab/>:<text:s/></text:span><text:span text:style-name="T534"><text:s/></text:span></text:p>
        </text:list-item>
      </text:list>
      <text:p text:style-name="P535"/>
      <text:p text:style-name="P536">3. The short fall in export value as compared to the value of advance remittance received is due to the following reason(s):</text:p>
      <text:p text:style-name="P537"/>
      <text:list text:style-name="WW8Num3" text:continue-numbering="true">
        <text:list-item>
          <text:p text:style-name="P538"/>
        </text:list-item>
        <text:list-item>
          <text:p text:style-name="P539"><text:span text:style-name="T540">Miscellaneous Charges</text:span><text:span text:style-name="T541"><text:tab/></text:span><text:span text:style-name="T542"><text:tab/></text:span><text:span text:style-name="T543"><text:tab/></text:span><text:span text:style-name="T544"><text:tab/>:<text:s/></text:span><text:span text:style-name="T545">USD</text:span><text:span text:style-name="T546"><text:s text:c="3"/>443.15</text:span></text:p>
        </text:list-item>
        <text:list-item>
          <text:p text:style-name="P547"/>
        </text:list-item>
      </text:list>
      <text:p text:style-name="P548"/>
      <text:p text:style-name="P549"><text:span text:style-name="T550">4. In this connection, we<text:s/></text:span><text:span text:style-name="T551">declare that no further shipment will be made against the advance remittance of<text:s/></text:span><text:span text:style-name="T552"><text:s/></text:span><text:span text:style-name="T553">received <text:s/>USD <text:s/></text:span><text:span text:style-name="T554">25370</text:span><text:span text:style-name="T555"><text:s/></text:span><text:span text:style-name="T556"><text:s text:c="2"/>and the balance amount of <text:s text:c="2"/>USD 443.15 .may be marked off by the Bank in the system.</text:span></text:p>
      <text:p text:style-name="P557"/>
      <text:p text:style-name="P558"/>
      <text:p text:style-name="P559"/>
      <text:p text:style-name="Standard"><text:span text:style-name="T560"><text:s/></text:span><text:span text:style-name="T561">Yours faithfully,</text:span></text:p>
      <text:p text:style-name="P562">(Signature of the Applicant)</text:p>
      <text:p text:style-name="P563"/>
      <text:p text:style-name="P564">(Director/Partner/Proprietor/Individual)<text:tab/></text:p>
      <text:p text:style-name="P565"/>
      <text:p text:style-name="P566"/>
      <text:p text:style-name="P567"><text:s text:c="6"/>Annexure<text:tab/></text:p>
      <text:p text:style-name="P568"><text:span text:style-name="T569"><text:tab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DATE : <text:s/>02.01.2023</text:span></text:p>
      <text:p text:style-name="P583"/>
      <text:p text:style-name="P584">To</text:p>
      <text:p text:style-name="P585">The Branch Head,</text:p>
      <text:p text:style-name="P586">Axis Bank Ltd.</text:p>
      <text:p text:style-name="P587">Y N Road Branch.</text:p>
      <text:p text:style-name="P588"/>
      <text:p text:style-name="P589">Dear Sir,</text:p>
      <text:p text:style-name="P590"><text:tab/></text:p>
      <text:p text:style-name="Standard"><text:span text:style-name="T591">SUBJECT: Advance Remittance against Export – Submission of Bill ID –<text:s/></text:span><text:span text:style-name="T592"><text:s text:c="2"/>0043FBFP2102703</text:span></text:p>
      <text:p text:style-name="P593"/>
      <text:p text:style-name="P594">We have<text:s/>received Advance Remittance against Export through your Bank, the details of which are furnished below:</text:p>
      <text:p text:style-name="P595"/>
      <text:list text:style-name="WW8Num1" text:continue-numbering="true">
        <text:list-item>
          <text:p text:style-name="P596"><text:span text:style-name="T597">Date of Inward Remittance</text:span><text:span text:style-name="T598"><text:tab/></text:span><text:span text:style-name="T599"><text:tab/></text:span><text:span text:style-name="T600"><text:tab/>: <text:s/>0043FIR2000626</text:span><text:span text:style-name="T601"><text:s/>DATED <text:s/>26-03-2020</text:span></text:p>
        </text:list-item>
        <text:list-item>
          <text:p text:style-name="P602"><text:span text:style-name="T603">Name of the Remitter</text:span><text:span text:style-name="T604"><text:tab/></text:span><text:span text:style-name="T605"><text:tab/></text:span><text:span text:style-name="T606"><text:tab/></text:span><text:span text:style-name="T607"><text:tab/>:</text:span><text:span text:style-name="T608"><text:s text:c="2"/></text:span><text:span text:style-name="T609">JOELENE TARYN TRICHARDT<text:s/></text:span><text:span text:style-name="T610"><text:s text:c="154"/></text:span><text:span text:style-name="T611"><text:s/></text:span><text:span text:style-name="T612"><text:s text:c="2"/></text:span></text:p>
        </text:list-item>
        <text:list-item>
          <text:p text:style-name="P613"><text:span text:style-name="T614">Amount of Advance Remittance</text:span><text:span text:style-name="T615"><text:tab/></text:span><text:span text:style-name="T616"><text:tab/><text:s text:c="15"/>: <text:s text:c="3"/></text:span></text:p>
        </text:list-item>
        <text:list-item>
          <text:p text:style-name="P617">Invoice Number/Purchase Contract No./LC <text:s/>No.<text:s/><text:tab/>:<text:s text:c="2"/>258 DATE 20-MAR-2020</text:p>
        </text:list-item>
      </text:list>
      <text:p text:style-name="P618">(Contained in Disposal Instruction)<text:tab/><text:tab/>:</text:p>
      <text:p text:style-name="P619"/>
      <text:p text:style-name="P620">2. We have made the shipment against the advance remittance received and submitted the FBFP to your counter, the details of which are furnished below:</text:p>
      <text:p text:style-name="P621"/>
      <text:list text:style-name="WW8Num2" text:continue-numbering="true">
        <text:list-item>
          <text:p text:style-name="P622"><text:span text:style-name="T623">Name of the Buyer</text:span><text:span text:style-name="T624"><text:tab/></text:span><text:span text:style-name="T625"><text:tab/></text:span><text:span text:style-name="T626"><text:tab/></text:span><text:span text:style-name="T627"><text:tab/>: <text:s text:c="4"/></text:span><text:span text:style-name="T628"><text:s/>JOELENE TARYN</text:span><text:span text:style-name="T629"><text:s/>TRICHARDT</text:span></text:p>
        </text:list-item>
        <text:list-item>
          <text:p text:style-name="P630"><text:span text:style-name="T631">Invoice Number/Purchase Contract: <text:s text:c="3"/>258 DATE 20-MAR-2020</text:span></text:p>
        </text:list-item>
        <text:list-item>
          <text:p text:style-name="P632"><text:span text:style-name="T633">Invoice Amount</text:span><text:span text:style-name="T634"><text:tab/></text:span><text:span text:style-name="T635"><text:tab/></text:span><text:span text:style-name="T636"><text:tab/></text:span><text:span text:style-name="T637"><text:tab/><text:s/>: <text:s text:c="3"/>USD 836</text:span></text:p>
        </text:list-item>
        <text:list-item>
          <text:p text:style-name="P638"><text:span text:style-name="T639">Date of Shipment</text:span><text:span text:style-name="T640"><text:tab/></text:span><text:span text:style-name="T641"><text:tab/></text:span><text:span text:style-name="T642"><text:tab/></text:span><text:span text:style-name="T643"><text:tab/>:<text:s/></text:span><text:span text:style-name="T644"><text:s/></text:span></text:p>
        </text:list-item>
      </text:list>
      <text:p text:style-name="P645"/>
      <text:p text:style-name="P646">3. The short fall in export value as compared to the value of advance remittance received is due to the following reason(s):</text:p>
      <text:p text:style-name="P647"/>
      <text:list text:style-name="WW8Num3" text:continue-numbering="true">
        <text:list-item>
          <text:p text:style-name="P648"/>
        </text:list-item>
        <text:list-item>
          <text:p text:style-name="P649"><text:span text:style-name="T650">Mis</text:span><text:span text:style-name="T651">cellaneous Charges</text:span><text:span text:style-name="T652"><text:tab/></text:span><text:span text:style-name="T653"><text:tab/></text:span><text:span text:style-name="T654"><text:tab/></text:span><text:span text:style-name="T655"><text:tab/>:<text:s/></text:span><text:span text:style-name="T656">USD</text:span><text:span text:style-name="T657"><text:s text:c="3"/>40</text:span></text:p>
        </text:list-item>
        <text:list-item>
          <text:p text:style-name="P658"/>
        </text:list-item>
      </text:list>
      <text:p text:style-name="P659"/>
      <text:p text:style-name="P660"><text:span text:style-name="T661">4. In this connection, we declare that no further shipment will be made against the advance remittance of<text:s/></text:span><text:span text:style-name="T662"><text:s/></text:span><text:span text:style-name="T663">received <text:s/>USD <text:s/></text:span><text:span text:style-name="T664">796.00</text:span><text:span text:style-name="T665"><text:s text:c="2"/>and the balance amount of <text:s text:c="2"/>USD 40.00 .may be marked off by the Bank in the system.</text:span></text:p>
      <text:p text:style-name="P666"/>
      <text:p text:style-name="P667"/>
      <text:p text:style-name="P668"/>
      <text:p text:style-name="Standard"><text:span text:style-name="T669"><text:s/></text:span><text:span text:style-name="T670">Yours faithfully,</text:span></text:p>
      <text:p text:style-name="P671">(Signature of the Applicant)</text:p>
      <text:p text:style-name="P672"/>
      <text:p text:style-name="P673">(Director/Partner/Proprietor/Individual)<text:tab/></text:p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><text:span text:style-name="T687"><text:s text:c="6"/>Annexure</text:span><text:span text:style-name="T688"><text:tab/></text:span></text:p>
      <text:p text:style-name="P689"><text:span text:style-name="T690"><text:tab/></text:span><text:span text:style-name="T691"><text:tab/></text:span><text:span text:style-name="T692"><text:tab/></text:span><text:span text:style-name="T693"><text:tab/></text:span><text:span text:style-name="T694"><text:tab/></text:span><text:span text:style-name="T695"><text:tab/></text:span><text:span text:style-name="T696"><text:tab/></text:span><text:span text:style-name="T697"><text:tab/></text:span><text:span text:style-name="T698"><text:tab/></text:span><text:span text:style-name="T699"><text:tab/></text:span><text:span text:style-name="T700"><text:tab/></text:span><text:span text:style-name="T701"><text:tab/></text:span><text:span text:style-name="T702"><text:tab/></text:span><text:span text:style-name="T703"><text:tab/>DATE : <text:s/>02.01.2023</text:span></text:p>
      <text:p text:style-name="P704"/>
      <text:p text:style-name="P705">To</text:p>
      <text:p text:style-name="P706">The Branch Head,</text:p>
      <text:p text:style-name="P707">Axis Bank Ltd.</text:p>
      <text:p text:style-name="P708">Y N Road Branch.</text:p>
      <text:p text:style-name="P709"/>
      <text:p text:style-name="P710">Dear Sir,</text:p>
      <text:p text:style-name="P711"><text:tab/></text:p>
      <text:p text:style-name="Standard"><text:span text:style-name="T712">SUBJECT: Advance Remittance against<text:s/></text:span><text:span text:style-name="T713">Export – Submission of Bill ID –<text:s/></text:span><text:span text:style-name="T714"><text:s text:c="2"/>0043FBFP2301432</text:span></text:p>
      <text:p text:style-name="P715"/>
      <text:p text:style-name="P716">We have received Advance Remittance against Export through your Bank, the details of which are furnished below:</text:p>
      <text:p text:style-name="P717"/>
      <text:list text:style-name="WW8Num1" text:continue-numbering="true">
        <text:list-item>
          <text:p text:style-name="P718"><text:span text:style-name="T719">Date of Inward Remittance</text:span><text:span text:style-name="T720"><text:tab/></text:span><text:span text:style-name="T721"><text:tab/></text:span><text:span text:style-name="T722"><text:tab/>: <text:s/>0043FIR2001320</text:span><text:span text:style-name="T723"><text:s/>DATED <text:s/>30-06-2020</text:span></text:p>
        </text:list-item>
        <text:list-item>
          <text:p text:style-name="P724"><text:span text:style-name="T725">Name of the Remitter</text:span><text:span text:style-name="T726"><text:tab/></text:span><text:span text:style-name="T727"><text:tab/></text:span><text:span text:style-name="T728"><text:tab/></text:span><text:span text:style-name="T729"><text:tab/>:</text:span><text:span text:style-name="T730"><text:s text:c="2"/></text:span><text:span text:style-name="T731">NATURE S SOURCE INC. <text:s text:c="208"/></text:span><text:span text:style-name="T732"><text:s/></text:span><text:span text:style-name="T733"><text:s text:c="2"/></text:span></text:p>
        </text:list-item>
        <text:list-item>
          <text:p text:style-name="P734"><text:span text:style-name="T735">Amount of Advance<text:s/></text:span><text:span text:style-name="T736">Remittance</text:span><text:span text:style-name="T737"><text:tab/></text:span><text:span text:style-name="T738"><text:tab/><text:s text:c="15"/>: <text:s text:c="3"/></text:span></text:p>
        </text:list-item>
        <text:list-item>
          <text:p text:style-name="P739">Invoice Number/Purchase Contract No./LC <text:s/>No.<text:s/><text:tab/>: <text:s/>153 DATE 01-JUL-2020</text:p>
        </text:list-item>
      </text:list>
      <text:p text:style-name="P740">(Contained in Disposal Instruction)<text:tab/><text:tab/>:</text:p>
      <text:p text:style-name="P741"/>
      <text:p text:style-name="P742">2. We have made the shipment against the advance remittance received and submitted the FBFP to your counter, the<text:s/>details of which are furnished below:</text:p>
      <text:p text:style-name="P743"/>
      <text:list text:style-name="WW8Num2" text:continue-numbering="true">
        <text:list-item>
          <text:p text:style-name="P744"><text:span text:style-name="T745">Name of the Buyer</text:span><text:span text:style-name="T746"><text:tab/></text:span><text:span text:style-name="T747"><text:tab/></text:span><text:span text:style-name="T748"><text:tab/></text:span><text:span text:style-name="T749"><text:tab/>: <text:s text:c="4"/></text:span><text:span text:style-name="T750"><text:s/></text:span><text:span text:style-name="T751">NATURE S SOURCE INC. <text:s text:c="59"/></text:span></text:p>
        </text:list-item>
        <text:list-item>
          <text:p text:style-name="P752"><text:span text:style-name="T753">Invoice Number/Purchase Contract: <text:s text:c="2"/>153 DATE 01-JUL-2020</text:span><text:span text:style-name="T754"><text:s/></text:span></text:p>
        </text:list-item>
        <text:list-item>
          <text:p text:style-name="P755"><text:span text:style-name="T756">Invoice Amount</text:span><text:span text:style-name="T757"><text:tab/></text:span><text:span text:style-name="T758"><text:tab/></text:span><text:span text:style-name="T759"><text:tab/></text:span><text:span text:style-name="T760"><text:tab/><text:s/>: <text:s text:c="3"/>USD 1225</text:span></text:p>
        </text:list-item>
        <text:list-item>
          <text:p text:style-name="P761"><text:span text:style-name="T762">Date of Shipment</text:span><text:span text:style-name="T763"><text:tab/></text:span><text:span text:style-name="T764"><text:tab/></text:span><text:span text:style-name="T765"><text:tab/></text:span><text:span text:style-name="T766"><text:tab/>:<text:s/></text:span><text:span text:style-name="T767"><text:s/></text:span></text:p>
        </text:list-item>
      </text:list>
      <text:p text:style-name="P768"/>
      <text:p text:style-name="P769">3. The short fall in export value as compared to the value of advance remittance received is due to the following reason(s):</text:p>
      <text:p text:style-name="P770"/>
      <text:list text:style-name="WW8Num3" text:continue-numbering="true">
        <text:list-item>
          <text:p text:style-name="P771"/>
        </text:list-item>
        <text:list-item>
          <text:p text:style-name="P772"><text:span text:style-name="T773">Miscellaneous Charges</text:span><text:span text:style-name="T774"><text:tab/></text:span><text:span text:style-name="T775"><text:tab/></text:span><text:span text:style-name="T776"><text:tab/></text:span><text:span text:style-name="T777"><text:tab/>:<text:s/></text:span><text:span text:style-name="T778">USD</text:span><text:span text:style-name="T779"><text:s text:c="3"/>175.00</text:span></text:p>
        </text:list-item>
        <text:list-item>
          <text:p text:style-name="P780"/>
        </text:list-item>
      </text:list>
      <text:p text:style-name="P781"/>
      <text:p text:style-name="P782"><text:span text:style-name="T783">4. In this connection, we declare that no further shipment will be made against</text:span><text:span text:style-name="T784"><text:s/>the advance remittance of<text:s/></text:span><text:span text:style-name="T785"><text:s/></text:span><text:span text:style-name="T786">received <text:s/>USD <text:s/></text:span><text:span text:style-name="T787">1200.00</text:span><text:span text:style-name="T788"><text:s text:c="2"/>and the balance amount of <text:s text:c="2"/>USD 175.00.may be marked off by the Bank in the system.</text:span></text:p>
      <text:p text:style-name="P789"/>
      <text:p text:style-name="P790"/>
      <text:p text:style-name="P791"/>
      <text:p text:style-name="Standard"><text:span text:style-name="T792"><text:s/></text:span><text:span text:style-name="T793">Yours faithfully,</text:span></text:p>
      <text:p text:style-name="P794">(Signature of the Applicant)</text:p>
      <text:p text:style-name="P795"/>
      <text:p text:style-name="P796">(Director/Partner/Proprietor/Individual)<text:tab/></text:p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><text:s text:c="6"/>Annexure<text:tab/></text:p>
      <text:p text:style-name="P811"><text:span text:style-name="T812"><text:tab/></text:span><text:span text:style-name="T813"><text:tab/></text:span><text:span text:style-name="T814"><text:tab/></text:span><text:span text:style-name="T815"><text:tab/></text:span><text:span text:style-name="T816"><text:tab/></text:span><text:span text:style-name="T817"><text:tab/></text:span><text:span text:style-name="T818"><text:tab/></text:span><text:span text:style-name="T819"><text:tab/></text:span><text:span text:style-name="T820"><text:tab/></text:span><text:span text:style-name="T821"><text:tab/></text:span><text:span text:style-name="T822"><text:tab/></text:span><text:span text:style-name="T823"><text:tab/></text:span><text:span text:style-name="T824"><text:tab/></text:span><text:span text:style-name="T825"><text:tab/>DATE : <text:s/>02.01.2023</text:span></text:p>
      <text:p text:style-name="P826"/>
      <text:p text:style-name="P827">To</text:p>
      <text:p text:style-name="P828">The Branch Head,</text:p>
      <text:p text:style-name="P829">Axis Bank Ltd.</text:p>
      <text:p text:style-name="P830">Y N Road Branch.</text:p>
      <text:p text:style-name="P831"/>
      <text:p text:style-name="P832">Dear Sir,</text:p>
      <text:p text:style-name="P833"><text:tab/></text:p>
      <text:p text:style-name="Standard"><text:span text:style-name="T834">SUBJECT: Advance Remittance against Export – Submission of Bill ID –<text:s/></text:span><text:span text:style-name="T835"><text:s text:c="2"/>0043FBFP2200886</text:span></text:p>
      <text:p text:style-name="P836"/>
      <text:p text:style-name="P837">We have received Advance Remittance against Export through<text:s/>your Bank, the details of which are furnished below:</text:p>
      <text:p text:style-name="P838"/>
      <text:list text:style-name="WW8Num1" text:continue-numbering="true">
        <text:list-item>
          <text:p text:style-name="P839"><text:span text:style-name="T840">Date of Inward Remittance</text:span><text:span text:style-name="T841"><text:tab/></text:span><text:span text:style-name="T842"><text:tab/></text:span><text:span text:style-name="T843"><text:tab/>: <text:s/></text:span><text:span text:style-name="T844">0043FIR2002165 DATED <text:s/>16-10-2020</text:span></text:p>
        </text:list-item>
        <text:list-item>
          <text:p text:style-name="P845"><text:span text:style-name="T846">Name of the Remitter</text:span><text:span text:style-name="T847"><text:tab/></text:span><text:span text:style-name="T848"><text:tab/></text:span><text:span text:style-name="T849"><text:tab/></text:span><text:span text:style-name="T850"><text:tab/>:</text:span><text:span text:style-name="T851"><text:s text:c="2"/></text:span><text:span text:style-name="T852">JOELENE TARYN TRICHARDT <text:s text:c="87"/></text:span><text:span text:style-name="T853"><text:s text:c="127"/></text:span><text:span text:style-name="T854"><text:s/></text:span><text:span text:style-name="T855"><text:s text:c="2"/></text:span></text:p>
        </text:list-item>
        <text:list-item>
          <text:p text:style-name="P856"><text:span text:style-name="T857">Amount of Advance Remittance</text:span><text:span text:style-name="T858"><text:tab/></text:span><text:span text:style-name="T859"><text:tab/><text:s text:c="15"/>: <text:s text:c="3"/></text:span></text:p>
        </text:list-item>
        <text:list-item>
          <text:p text:style-name="P860">Invoice Number/Purchase Contract No./LC <text:s/>No.<text:s/><text:tab/>: <text:s/>204 DATE 09-SEP-2020</text:p>
        </text:list-item>
      </text:list>
      <text:p text:style-name="P861">(Contained in Disposal Instruction)<text:tab/><text:tab/>:</text:p>
      <text:p text:style-name="P862"/>
      <text:p text:style-name="P863">2. We have made the shipment against the advance remittance received and submitted the FBFP to your counter, the details of which are furnished below:</text:p>
      <text:p text:style-name="P864"/>
      <text:list text:style-name="WW8Num2" text:continue-numbering="true">
        <text:list-item>
          <text:p text:style-name="P865"><text:span text:style-name="T866">Name of the Buyer</text:span><text:span text:style-name="T867"><text:tab/></text:span><text:span text:style-name="T868"><text:tab/></text:span><text:span text:style-name="T869"><text:tab/></text:span><text:span text:style-name="T870"><text:tab/>: <text:s text:c="4"/></text:span><text:span text:style-name="T871"><text:s/>JOELENE TARYN TRICHARDT <text:s/></text:span></text:p>
        </text:list-item>
        <text:list-item>
          <text:p text:style-name="P872"><text:span text:style-name="T873">Invoice Nu</text:span><text:span text:style-name="T874">mber/Purchase Contract: <text:s text:c="3"/>204 DATE 09-SEP-2020</text:span></text:p>
        </text:list-item>
        <text:list-item>
          <text:p text:style-name="P875"><text:span text:style-name="T876">Invoice Amount</text:span><text:span text:style-name="T877"><text:tab/></text:span><text:span text:style-name="T878"><text:tab/></text:span><text:span text:style-name="T879"><text:tab/></text:span><text:span text:style-name="T880"><text:tab/><text:s text:c="2"/>: <text:s text:c="2"/>USD 47<text:s/></text:span></text:p>
        </text:list-item>
        <text:list-item>
          <text:p text:style-name="P881"><text:span text:style-name="T882">Date of Shipment</text:span><text:span text:style-name="T883"><text:tab/></text:span><text:span text:style-name="T884"><text:tab/></text:span><text:span text:style-name="T885"><text:tab/></text:span><text:span text:style-name="T886"><text:tab/>:<text:s/></text:span><text:span text:style-name="T887"><text:s/></text:span></text:p>
        </text:list-item>
      </text:list>
      <text:p text:style-name="P888"/>
      <text:p text:style-name="P889">3. The excess fall in export value as compared to the value of advance remittance received is due to the following reason(s):</text:p>
      <text:p text:style-name="P890"/>
      <text:list text:style-name="WW8Num3" text:continue-numbering="true">
        <text:list-item>
          <text:p text:style-name="P891"/>
        </text:list-item>
        <text:list-item>
          <text:p text:style-name="P892"><text:span text:style-name="T893">Advance</text:span><text:span text:style-name="T894"><text:tab/></text:span><text:span text:style-name="T895"><text:tab/></text:span><text:span text:style-name="T896"><text:tab/></text:span><text:span text:style-name="T897"><text:tab/>:<text:s/></text:span><text:span text:style-name="T898">USD</text:span><text:span text:style-name="T899"><text:s text:c="3"/>13.0</text:span><text:span text:style-name="T900">0</text:span></text:p>
        </text:list-item>
        <text:list-item>
          <text:p text:style-name="P901"/>
        </text:list-item>
      </text:list>
      <text:p text:style-name="P902"/>
      <text:p text:style-name="P903"><text:span text:style-name="T904">4. In this connection, we declare that no further shipment will be made against the advance remittance of<text:s/></text:span><text:span text:style-name="T905"><text:s/></text:span><text:span text:style-name="T906">received <text:s/>USD <text:s/></text:span><text:span text:style-name="T907">60.00</text:span><text:span text:style-name="T908"><text:s text:c="2"/>and the balance amount of <text:s text:c="2"/>USD 13.0.may be marked off by the Bank in the system.</text:span></text:p>
      <text:p text:style-name="P909"/>
      <text:p text:style-name="P910"/>
      <text:p text:style-name="P911"/>
      <text:p text:style-name="Standard"><text:span text:style-name="T912"><text:s/></text:span><text:span text:style-name="T913">Yours faithfully,</text:span></text:p>
      <text:p text:style-name="P914">(Signature of the<text:s/>Applicant)</text:p>
      <text:p text:style-name="P915"/>
      <text:p text:style-name="P916">(Director/Partner/Proprietor/Individual)<text:tab/></text:p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><text:span text:style-name="T930"><text:s text:c="6"/>Annexure</text:span><text:span text:style-name="T931"><text:tab/></text:span></text:p>
      <text:p text:style-name="P932"><text:span text:style-name="T933"><text:tab/></text:span><text:span text:style-name="T934"><text:tab/></text:span><text:span text:style-name="T935"><text:tab/></text:span><text:span text:style-name="T936"><text:tab/></text:span><text:span text:style-name="T937"><text:tab/></text:span><text:span text:style-name="T938"><text:tab/></text:span><text:span text:style-name="T939"><text:tab/></text:span><text:span text:style-name="T940"><text:tab/></text:span><text:span text:style-name="T941"><text:tab/></text:span><text:span text:style-name="T942"><text:tab/></text:span><text:span text:style-name="T943"><text:tab/></text:span><text:span text:style-name="T944"><text:tab/></text:span><text:span text:style-name="T945"><text:tab/></text:span><text:span text:style-name="T946"><text:tab/>DATE : <text:s/>02.01.2023</text:span></text:p>
      <text:p text:style-name="P947"/>
      <text:p text:style-name="P948">To</text:p>
      <text:p text:style-name="P949">The Branch Head,</text:p>
      <text:p text:style-name="P950">Axis Bank Ltd.</text:p>
      <text:p text:style-name="P951">Y N Road Branch.</text:p>
      <text:p text:style-name="P952"/>
      <text:p text:style-name="P953">Dear Sir,</text:p>
      <text:p text:style-name="P954"><text:tab/></text:p>
      <text:p text:style-name="Standard"><text:span text:style-name="T955">SUBJECT: Advance Remittance against Export – Submission of Bill ID –<text:s/></text:span><text:span text:style-name="T956"><text:s text:c="2"/></text:span><text:span text:style-name="T957">0043FBFP2200939 &amp; 0043FBFP2200874</text:span></text:p>
      <text:p text:style-name="P958"/>
      <text:p text:style-name="P959">We have received Advance Remittance against Export through your Bank, the details of which are furnished below:</text:p>
      <text:p text:style-name="P960"/>
      <text:list text:style-name="WW8Num1" text:continue-numbering="true">
        <text:list-item>
          <text:p text:style-name="P961"><text:span text:style-name="T962">Date of Inward Remittance</text:span><text:span text:style-name="T963"><text:tab/></text:span><text:span text:style-name="T964"><text:tab/></text:span><text:span text:style-name="T965"><text:tab/>: <text:s/>0043FIR2002391<text:s/></text:span><text:span text:style-name="T966"><text:s/>DATED <text:s/>17-11-2020</text:span></text:p>
        </text:list-item>
        <text:list-item>
          <text:p text:style-name="P967"><text:span text:style-name="T968">Name of the Remitter</text:span><text:span text:style-name="T969"><text:tab/></text:span><text:span text:style-name="T970"><text:tab/></text:span><text:span text:style-name="T971"><text:tab/></text:span><text:span text:style-name="T972"><text:tab/>:</text:span><text:span text:style-name="T973"><text:s text:c="2"/></text:span><text:span text:style-name="T974">JCREOFORMA LIMIT</text:span><text:span text:style-name="T975">ED <text:s text:c="253"/></text:span><text:span text:style-name="T976"><text:s text:c="24"/></text:span><text:span text:style-name="T977"><text:s/></text:span><text:span text:style-name="T978"><text:s text:c="2"/></text:span></text:p>
        </text:list-item>
        <text:list-item>
          <text:p text:style-name="P979"><text:span text:style-name="T980">Amount of Advance Remittance</text:span><text:span text:style-name="T981"><text:tab/></text:span><text:span text:style-name="T982"><text:tab/><text:s text:c="15"/>: <text:s text:c="2"/></text:span>USD 3000<text:span text:style-name="T983"><text:s/></text:span><text:span text:style-name="T984"><text:s/></text:span><text:span text:style-name="T985"><text:s/></text:span></text:p>
        </text:list-item>
        <text:list-item>
          <text:p text:style-name="P986">Invoice Number/Purchase Contract No./LC <text:s/>No.<text:s/><text:tab/>: <text:s/></text:p>
        </text:list-item>
      </text:list>
      <text:p text:style-name="P987">(Contained in Disposal Instruction)<text:tab/><text:tab/>:</text:p>
      <text:p text:style-name="P988"/>
      <text:p text:style-name="P989">2. We have made the shipment against the advance remittance received and submitted the<text:s/>FBFP to your counter, the details of which are furnished below:</text:p>
      <text:p text:style-name="P990"/>
      <text:list text:style-name="WW8Num2" text:continue-numbering="true">
        <text:list-item>
          <text:p text:style-name="P991"><text:span text:style-name="T992">Name of the Buyer</text:span><text:span text:style-name="T993"><text:tab/></text:span><text:span text:style-name="T994"><text:tab/></text:span><text:span text:style-name="T995"><text:tab/></text:span><text:span text:style-name="T996"><text:tab/>: <text:s text:c="4"/></text:span><text:span text:style-name="T997"><text:s/>CREOFORMA LIMITED <text:s text:c="62"/></text:span></text:p>
        </text:list-item>
        <text:list-item>
          <text:p text:style-name="P998"><text:span text:style-name="T999">Invoice Number/Purchase Contract: <text:s/></text:span><text:span text:style-name="T1000">:<text:s/></text:span>USD 3000<text:span text:style-name="T1001"><text:s/></text:span><text:span text:style-name="T1002"><text:s/></text:span></text:p>
        </text:list-item>
        <text:list-item>
          <text:p text:style-name="P1003"><text:span text:style-name="T1004">Invoice Amount</text:span><text:span text:style-name="T1005"><text:s text:c="3"/>: <text:s text:c="3"/></text:span></text:p>
        </text:list-item>
        <text:list-item>
          <text:p text:style-name="P1006"><text:span text:style-name="T1007">Date of Shipment</text:span><text:span text:style-name="T1008"><text:tab/></text:span><text:span text:style-name="T1009"><text:tab/></text:span><text:span text:style-name="T1010"><text:tab/></text:span><text:span text:style-name="T1011"><text:tab/>:<text:s/></text:span><text:span text:style-name="T1012"><text:s/></text:span></text:p>
        </text:list-item>
      </text:list>
      <text:p text:style-name="P1013"/>
      <text:p text:style-name="P1014">3. The short fall in export value as compared to the value of advance remittance received is due to the following reason(s):</text:p>
      <text:p text:style-name="P1015"/>
      <text:list text:style-name="WW8Num3" text:continue-numbering="true">
        <text:list-item>
          <text:p text:style-name="P1016"/>
        </text:list-item>
        <text:list-item>
          <text:p text:style-name="P1017"><text:span text:style-name="T1018">Miscellaneous Charges</text:span><text:span text:style-name="T1019"><text:tab/></text:span><text:span text:style-name="T1020"><text:tab/></text:span><text:span text:style-name="T1021"><text:tab/></text:span><text:span text:style-name="T1022"><text:tab/>:<text:s/></text:span><text:span text:style-name="T1023">USD</text:span><text:span text:style-name="T1024"><text:s text:c="3"/>35.00</text:span></text:p>
        </text:list-item>
        <text:list-item>
          <text:p text:style-name="P1025"/>
        </text:list-item>
      </text:list>
      <text:p text:style-name="P1026"/>
      <text:p text:style-name="P1027"><text:span text:style-name="T1028">4. In this connection, we declare that<text:s/></text:span><text:span text:style-name="T1029">no further shipment will be made against the advance remittance of<text:s/></text:span><text:span text:style-name="T1030"><text:s/></text:span><text:span text:style-name="T1031">received <text:s/>USD <text:s/></text:span><text:span text:style-name="T1032">3000.00</text:span><text:span text:style-name="T1033"><text:s text:c="2"/>and the balance amount of <text:s text:c="2"/>USD 35.00.may be marked off by the Bank in the system.</text:span></text:p>
      <text:p text:style-name="P1034"/>
      <text:p text:style-name="P1035"/>
      <text:p text:style-name="P1036"/>
      <text:p text:style-name="Standard"><text:span text:style-name="T1037"><text:s/></text:span><text:span text:style-name="T1038">Yours faithfully,</text:span></text:p>
      <text:p text:style-name="P1039">(Signature of the Applicant)</text:p>
      <text:p text:style-name="P1040"/>
      <text:p text:style-name="P1041">(Director/Partner/Proprietor/Individual)<text:tab/></text:p>
      <text:p text:style-name="P1042"/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><text:span text:style-name="T1060"><text:s text:c="6"/>Annexure</text:span><text:span text:style-name="T1061"><text:tab/></text:span></text:p>
      <text:p text:style-name="P1062"><text:span text:style-name="T1063"><text:tab/></text:span><text:span text:style-name="T1064"><text:tab/></text:span><text:span text:style-name="T1065"><text:tab/></text:span><text:span text:style-name="T1066"><text:tab/></text:span><text:span text:style-name="T1067"><text:tab/></text:span><text:span text:style-name="T1068"><text:tab/></text:span><text:span text:style-name="T1069"><text:tab/></text:span><text:span text:style-name="T1070"><text:tab/></text:span><text:span text:style-name="T1071"><text:tab/></text:span><text:span text:style-name="T1072"><text:tab/></text:span><text:span text:style-name="T1073"><text:tab/></text:span><text:span text:style-name="T1074"><text:tab/></text:span><text:span text:style-name="T1075"><text:tab/></text:span><text:span text:style-name="T1076"><text:tab/>DATE : <text:s/>02.01.2023</text:span></text:p>
      <text:p text:style-name="P1077"/>
      <text:p text:style-name="P1078">To</text:p>
      <text:p text:style-name="P1079">The Branch Head,</text:p>
      <text:p text:style-name="P1080">Axis Bank Ltd.</text:p>
      <text:p text:style-name="P1081">Y N Road Branch.</text:p>
      <text:p text:style-name="P1082"/>
      <text:p text:style-name="P1083">Dear Sir,</text:p>
      <text:p text:style-name="P1084"><text:tab/></text:p>
      <text:p text:style-name="Standard"><text:span text:style-name="T1085">SUBJECT: Advance Remittance against Export – Submission of Bill ID –<text:s/></text:span><text:span text:style-name="T1086"><text:s text:c="2"/>0043FBFP2200874</text:span></text:p>
      <text:p text:style-name="P1087"/>
      <text:p text:style-name="P1088">We have received<text:s/>Advance Remittance against Export through your Bank, the details of which are furnished below:</text:p>
      <text:p text:style-name="P1089"/>
      <text:list text:style-name="WW8Num1" text:continue-numbering="true">
        <text:list-item>
          <text:p text:style-name="P1090"><text:span text:style-name="T1091">Date of Inward Remittance</text:span><text:span text:style-name="T1092"><text:tab/></text:span><text:span text:style-name="T1093"><text:tab/></text:span><text:span text:style-name="T1094"><text:tab/>: <text:s/>0043FIR2002497<text:s/></text:span><text:span text:style-name="T1095"><text:s/>DATED <text:s/>01-12-2020</text:span></text:p>
        </text:list-item>
        <text:list-item>
          <text:p text:style-name="P1096"><text:span text:style-name="T1097">Name of the Remitter</text:span><text:span text:style-name="T1098"><text:tab/></text:span><text:span text:style-name="T1099"><text:tab/></text:span><text:span text:style-name="T1100"><text:tab/></text:span><text:span text:style-name="T1101"><text:tab/>:</text:span><text:span text:style-name="T1102"><text:s text:c="2"/></text:span><text:span text:style-name="T1103">EYEPLASTICS LLC <text:s text:c="52"/></text:span><text:span text:style-name="T1104"><text:s text:c="227"/></text:span><text:span text:style-name="T1105"><text:s/></text:span><text:span text:style-name="T1106"><text:s text:c="2"/></text:span></text:p>
        </text:list-item>
        <text:list-item>
          <text:p text:style-name="P1107"><text:span text:style-name="T1108">Amount of Advance Remitta</text:span><text:span text:style-name="T1109">nce</text:span><text:span text:style-name="T1110"><text:tab/></text:span><text:span text:style-name="T1111"><text:tab/><text:s text:c="15"/>: <text:s text:c="3"/></text:span></text:p>
        </text:list-item>
        <text:list-item>
          <text:p text:style-name="P1112">Invoice Number/Purchase Contract No./LC <text:s/>No.<text:s/><text:tab/>: <text:s/>251 Date 01-Dec-2020</text:p>
        </text:list-item>
      </text:list>
      <text:p text:style-name="P1113">(Contained in Disposal Instruction)<text:tab/><text:tab/>:</text:p>
      <text:p text:style-name="P1114"/>
      <text:p text:style-name="P1115">2. We have made the shipment against the advance remittance received and submitted the FBFP to your counter, the details<text:s/>of which are furnished below:</text:p>
      <text:p text:style-name="P1116"/>
      <text:list text:style-name="WW8Num2" text:continue-numbering="true">
        <text:list-item>
          <text:p text:style-name="P1117"><text:span text:style-name="T1118">Name of the Buyer</text:span><text:span text:style-name="T1119"><text:tab/></text:span><text:span text:style-name="T1120"><text:tab/></text:span><text:span text:style-name="T1121"><text:tab/></text:span><text:span text:style-name="T1122"><text:tab/>: <text:s text:c="4"/></text:span><text:span text:style-name="T1123"><text:s/>EYEPLASTICS LLC <text:s text:c="65"/></text:span></text:p>
        </text:list-item>
        <text:list-item>
          <text:p text:style-name="P1124"><text:span text:style-name="T1125">Invoice Number/Purchase Contract: <text:s text:c="4"/>251 Date 01-Dec-2020</text:span></text:p>
        </text:list-item>
        <text:list-item>
          <text:p text:style-name="P1126"><text:span text:style-name="T1127">Invoice Amount</text:span><text:span text:style-name="T1128"><text:tab/></text:span><text:span text:style-name="T1129"><text:tab/></text:span><text:span text:style-name="T1130"><text:tab/></text:span><text:span text:style-name="T1131"><text:tab/><text:s/>: <text:s text:c="3"/>USD 2490</text:span></text:p>
        </text:list-item>
        <text:list-item>
          <text:p text:style-name="P1132"><text:span text:style-name="T1133">Date of Shipment</text:span><text:span text:style-name="T1134"><text:tab/></text:span><text:span text:style-name="T1135"><text:tab/></text:span><text:span text:style-name="T1136"><text:tab/></text:span><text:span text:style-name="T1137"><text:tab/>:<text:s/></text:span><text:span text:style-name="T1138"><text:s/></text:span></text:p>
        </text:list-item>
      </text:list>
      <text:p text:style-name="P1139"/>
      <text:p text:style-name="P1140">3. The short fall in export value as compared to the value of advance remittance received is due to the following reason(s):</text:p>
      <text:p text:style-name="P1141"/>
      <text:list text:style-name="WW8Num3" text:continue-numbering="true">
        <text:list-item>
          <text:p text:style-name="P1142"/>
        </text:list-item>
        <text:list-item>
          <text:p text:style-name="P1143"><text:span text:style-name="T1144">Miscellaneous Charges</text:span><text:span text:style-name="T1145"><text:tab/></text:span><text:span text:style-name="T1146"><text:tab/></text:span><text:span text:style-name="T1147"><text:tab/></text:span><text:span text:style-name="T1148"><text:tab/>:<text:s/></text:span><text:span text:style-name="T1149">USD</text:span><text:span text:style-name="T1150"><text:s text:c="3"/>40.00</text:span></text:p>
        </text:list-item>
        <text:list-item>
          <text:p text:style-name="P1151"/>
        </text:list-item>
      </text:list>
      <text:p text:style-name="P1152"/>
      <text:p text:style-name="P1153"><text:span text:style-name="T1154">4. In this connection, we declare that no further shipment will be made against the<text:s/></text:span><text:span text:style-name="T1155">advance remittance of<text:s/></text:span><text:span text:style-name="T1156"><text:s/></text:span><text:span text:style-name="T1157">received <text:s/>USD <text:s/></text:span><text:span text:style-name="T1158">2450.00<text:s/></text:span><text:span text:style-name="T1159">and the balance amount of <text:s text:c="2"/>USD 40 may be marked off by the Bank in the system.</text:span></text:p>
      <text:p text:style-name="P1160"/>
      <text:p text:style-name="P1161"/>
      <text:p text:style-name="P1162"/>
      <text:p text:style-name="Standard"><text:span text:style-name="T1163"><text:s/></text:span><text:span text:style-name="T1164">Yours faithfully,</text:span></text:p>
      <text:p text:style-name="P1165">(Signature of the Applicant)</text:p>
      <text:p text:style-name="P1166"/>
      <text:p text:style-name="P1167">(Director/Partner/Proprietor/Individual)<text:tab/>\</text:p>
      <text:p text:style-name="P1168"/>
      <text:p text:style-name="P1169"/>
      <text:p text:style-name="P1170"/>
      <text:p text:style-name="P1171"/>
      <text:p text:style-name="P1172"/>
      <text:p text:style-name="P1173"/>
      <text:p text:style-name="P1174"/>
      <text:p text:style-name="P1175"/>
      <text:p text:style-name="P1176"/>
      <text:p text:style-name="P1177"/>
      <text:p text:style-name="P1178"/>
      <text:p text:style-name="P1179"/>
      <text:p text:style-name="P1180"/>
      <text:p text:style-name="P1181"/>
      <text:p text:style-name="P1182"/>
      <text:p text:style-name="P1183"/>
      <text:p text:style-name="P1184"><text:span text:style-name="T1185"><text:s text:c="6"/>Annexure</text:span><text:span text:style-name="T1186"><text:tab/></text:span></text:p>
      <text:p text:style-name="P1187"><text:span text:style-name="T1188"><text:tab/></text:span><text:span text:style-name="T1189"><text:tab/></text:span><text:span text:style-name="T1190"><text:tab/></text:span><text:span text:style-name="T1191"><text:tab/></text:span><text:span text:style-name="T1192"><text:tab/></text:span><text:span text:style-name="T1193"><text:tab/></text:span><text:span text:style-name="T1194"><text:tab/></text:span><text:span text:style-name="T1195"><text:tab/></text:span><text:span text:style-name="T1196"><text:tab/></text:span><text:span text:style-name="T1197"><text:tab/></text:span><text:span text:style-name="T1198"><text:tab/></text:span><text:span text:style-name="T1199"><text:tab/></text:span><text:span text:style-name="T1200"><text:tab/></text:span><text:span text:style-name="T1201"><text:tab/>DATE : <text:s/>02.01.2023</text:span></text:p>
      <text:p text:style-name="P1202"/>
      <text:p text:style-name="P1203">To</text:p>
      <text:p text:style-name="P1204">The Branch Head,</text:p>
      <text:p text:style-name="P1205">Axis Bank Ltd.</text:p>
      <text:p text:style-name="P1206">Y N Road Branch.</text:p>
      <text:p text:style-name="P1207"/>
      <text:p text:style-name="P1208">Dear Sir,</text:p>
      <text:p text:style-name="P1209"><text:tab/></text:p>
      <text:p text:style-name="Standard"><text:span text:style-name="T1210">SUBJECT: Advance Remittance against Export – Submission of Bill ID –<text:s/></text:span><text:span text:style-name="T1211"><text:s/>0043FBFP2200849</text:span></text:p>
      <text:p text:style-name="P1212"/>
      <text:p text:style-name="P1213"/>
      <text:p text:style-name="P1214">We have received Advance Remittance against Export through your Bank,<text:s/>the details of which are furnished below:</text:p>
      <text:p text:style-name="P1215"/>
      <text:p text:style-name="ListParagraph"><text:span text:style-name="T1216">Date of Inward Remittance</text:span><text:span text:style-name="T1217"><text:tab/></text:span><text:span text:style-name="T1218"><text:tab/></text:span><text:span text:style-name="T1219"><text:tab/>: <text:s/>0043FIR2100134<text:s/></text:span><text:span text:style-name="T1220"><text:s/>DATED <text:s/>20-01-2021</text:span></text:p>
      <text:list text:style-name="WW8Num1" text:continue-numbering="true">
        <text:list-item>
          <text:p text:style-name="P1221"><text:span text:style-name="T1222">Name of the Remitter</text:span><text:span text:style-name="T1223"><text:tab/></text:span><text:span text:style-name="T1224"><text:tab/></text:span><text:span text:style-name="T1225"><text:tab/></text:span><text:span text:style-name="T1226"><text:tab/>:</text:span><text:span text:style-name="T1227"><text:s text:c="2"/>XCELACORE INC</text:span><text:span text:style-name="T1228"><text:s text:c="108"/></text:span><text:span text:style-name="T1229"><text:s text:c="168"/></text:span><text:span text:style-name="T1230"><text:s/></text:span><text:span text:style-name="T1231"><text:s text:c="2"/></text:span></text:p>
        </text:list-item>
        <text:list-item>
          <text:p text:style-name="P1232"><text:span text:style-name="T1233">Amount of Advance Remittance</text:span><text:span text:style-name="T1234"><text:tab/></text:span><text:span text:style-name="T1235"><text:tab/><text:s text:c="15"/>: <text:s text:c="3"/></text:span></text:p>
        </text:list-item>
        <text:list-item>
          <text:p text:style-name="P1236">Invoice Number/Purchase Contract<text:s/>No./LC <text:s/>No.<text:s/><text:tab/>: <text:s/>275 Date 14-Jan-2021</text:p>
        </text:list-item>
      </text:list>
      <text:p text:style-name="P1237">(Contained in Disposal Instruction)<text:tab/><text:tab/>:</text:p>
      <text:p text:style-name="P1238"/>
      <text:p text:style-name="P1239">2. We have made the shipment against the advance remittance received and submitted the FBFP to your counter, the details of which are furnished below:</text:p>
      <text:p text:style-name="P1240"/>
      <text:list text:style-name="WW8Num2" text:continue-numbering="true">
        <text:list-item>
          <text:p text:style-name="P1241"><text:span text:style-name="T1242">Name of the Buyer</text:span><text:span text:style-name="T1243"><text:tab/></text:span><text:span text:style-name="T1244"><text:tab/></text:span><text:span text:style-name="T1245"><text:tab/></text:span><text:span text:style-name="T1246"><text:tab/>: <text:s text:c="4"/></text:span><text:span text:style-name="T1247">XCELACORE INC</text:span><text:span text:style-name="T1248"><text:s text:c="61"/></text:span></text:p>
        </text:list-item>
        <text:list-item>
          <text:p text:style-name="P1249"><text:span text:style-name="T1250">Invoice Number/Purchase Contract: <text:s text:c="2"/>275 Date 14-Jan-2021</text:span></text:p>
        </text:list-item>
        <text:list-item>
          <text:p text:style-name="P1251"><text:span text:style-name="T1252">Invoice Amount</text:span><text:span text:style-name="T1253"><text:tab/></text:span><text:span text:style-name="T1254"><text:tab/></text:span><text:span text:style-name="T1255"><text:tab/></text:span><text:span text:style-name="T1256"><text:tab/><text:s/>: <text:s text:c="2"/>USD 512.5<text:s/></text:span></text:p>
        </text:list-item>
        <text:list-item>
          <text:p text:style-name="P1257"><text:span text:style-name="T1258">Date of Shipment</text:span><text:span text:style-name="T1259"><text:tab/></text:span><text:span text:style-name="T1260"><text:tab/></text:span><text:span text:style-name="T1261"><text:tab/></text:span><text:span text:style-name="T1262"><text:tab/>:<text:s/></text:span><text:span text:style-name="T1263"><text:s/></text:span></text:p>
        </text:list-item>
      </text:list>
      <text:p text:style-name="P1264"/>
      <text:p text:style-name="P1265">3. The excess fall in export value as compared to the value of advance remittance received is due to the following reason(s):</text:p>
      <text:p text:style-name="P1266"/>
      <text:list text:style-name="WW8Num3" text:continue-numbering="true">
        <text:list-item>
          <text:p text:style-name="P1267"/>
        </text:list-item>
        <text:list-item>
          <text:p text:style-name="P1268"><text:span text:style-name="T1269">Advance</text:span><text:span text:style-name="T1270"><text:tab/></text:span><text:span text:style-name="T1271"><text:tab/></text:span><text:span text:style-name="T1272"><text:tab/></text:span><text:span text:style-name="T1273"><text:tab/>:<text:s/></text:span><text:span text:style-name="T1274">USD</text:span><text:span text:style-name="T1275"><text:s text:c="3"/>50.00</text:span></text:p>
        </text:list-item>
        <text:list-item>
          <text:p text:style-name="P1276"/>
        </text:list-item>
      </text:list>
      <text:p text:style-name="P1277"/>
      <text:p text:style-name="P1278"><text:span text:style-name="T1279">4. In this connection, we declare that no further shipment will be made against the advance remittance of<text:s/></text:span><text:span text:style-name="T1280"><text:s/></text:span><text:span text:style-name="T1281">received <text:s/>USD <text:s/>562.50</text:span><text:span text:style-name="T1282"><text:s/></text:span><text:span text:style-name="T1283">and the balance amount of <text:s text:c="2"/>USD 50.00</text:span><text:span text:style-name="T1284"><text:s/>may be marked off by the Bank in the system.</text:span></text:p>
      <text:p text:style-name="P1285"/>
      <text:p text:style-name="P1286"/>
      <text:p text:style-name="P1287"/>
      <text:p text:style-name="Standard"><text:span text:style-name="T1288"><text:s/></text:span><text:span text:style-name="T1289">Yours faithfully,</text:span></text:p>
      <text:p text:style-name="P1290">(Signature of the Applicant)</text:p>
      <text:p text:style-name="P1291"/>
      <text:p text:style-name="Standard"><text:span text:style-name="T1292">(Director/Partner/Proprietor/Individual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, Helvetica" svg:font-family="Calibri, Helvetica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initionTerm" style:display-name="Definition Term" style:family="paragraph" style:parent-style-name="Standard">
      <style:text-properties fo:hyphenate="false"/>
    </style:style>
    <style:style style:name="DefinitionList" style:display-name="Definition List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H1" style:display-name="H1" style:family="paragraph" style:parent-style-name="Standard" style:default-outline-level="2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2" style:display-name="H2" style:family="paragraph" style:parent-style-name="Standard" style:default-outline-level="3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3" style:display-name="H3" style:family="paragraph" style:parent-style-name="Standard" style:default-outline-level="4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default-outline-level="5">
      <style:paragraph-properties fo:keep-with-next="always" fo:margin-top="0.0694in" fo:margin-bottom="0.0694in"/>
      <style:text-properties fo:font-weight="bold" style:font-weight-asian="bold" fo:hyphenate="false"/>
    </style:style>
    <style:style style:name="H5" style:display-name="H5" style:family="paragraph" style:parent-style-name="Standard" style:default-outline-level="6">
      <style:paragraph-properties fo:keep-with-next="always" fo:margin-top="0.0694in" fo:margin-bottom="0.0694in"/>
      <style:text-properties fo:font-weight="bold" style:font-weight-asian="bold" fo:font-size="10pt" style:font-size-asian="10pt" fo:hyphenate="false"/>
    </style:style>
    <style:style style:name="H6" style:display-name="H6" style:family="paragraph" style:parent-style-name="Standard" style:default-outline-level="7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dress" style:display-name="Address" style:family="paragraph" style:parent-style-name="Standard">
      <style:text-properties fo:font-style="italic" style:font-style-asian="italic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z-BottomofForm" style:display-name="z-Bottom of Form" style:family="paragraph">
      <style:paragraph-properties fo:border="0.0104in double #000000" style:border-line-width="0.0034in 0.0034in 0.0034in" fo:padding="0in" style:shadow="none" fo:text-align="center"/>
      <style:text-properties style:font-name="Arial" style:font-name-asian="Arial" style:font-name-complex="Courier New" text:display="none" fo:font-size="8pt" style:font-size-asian="8pt" fo:hyphenate="false"/>
    </style:style>
    <style:style style:name="z-TopofForm" style:display-name="z-Top of Form" style:family="paragraph">
      <style:paragraph-properties fo:text-align="center"/>
      <style:text-properties style:font-name="Arial" style:font-name-asian="Arial" style:font-name-complex="Courier New" text:display="none" fo:font-size="8pt" style:font-size-asian="8pt" fo:hyphenate="false"/>
    </style:style>
    <style:style style:name="WW8Num1z0" style:display-name="WW8Num1z0" style:family="text">
      <style:text-properties style:font-name="Cambria" style:font-name-asian="Times New Roman" style:font-name-complex="Cambria" style:use-window-font-color="true" fo:font-size="10pt" style:font-size-asian="10pt" style:font-size-complex="9pt" fo:language="en" fo:country="US" style:language-asian="zh" style:country-asian="CN" style:language-complex="ar" style:country-complex="SA"/>
    </style:style>
    <style:style style:name="WW8Num2z0" style:display-name="WW8Num2z0" style:family="text">
      <style:text-properties style:font-name="Cambria" style:font-name-asian="Times New Roman" style:font-name-complex="Cambria" style:use-window-font-color="true" fo:font-size="10pt" style:font-size-asian="10pt" style:font-size-complex="9pt" fo:language="en" fo:country="US" style:language-asian="zh" style:country-asian="CN" style:language-complex="ar" style:country-complex="SA"/>
    </style:style>
    <style:style style:name="WW8Num3z0" style:display-name="WW8Num3z0" style:family="text">
      <style:text-properties style:font-name="Symbol" style:font-name-asian="Symbol" style:font-name-complex="Symbol" fo:font-size="10pt" style:font-size-asian="10pt" style:font-size-complex="9pt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style:font-name-asian="Courier New" style:font-name-complex="Courier New" fo:font-size="10pt" style:font-size-asian="10pt"/>
    </style:style>
    <style:style style:name="Keyboard" style:display-name="Keyboard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Sample" style:display-name="Sample" style:family="text">
      <style:text-properties style:font-name="Courier New" style:font-name-asian="Courier New" style:font-name-complex="Courier New"/>
    </style:style>
    <style:style style:name="Strong" style:display-name="Strong" style:family="text">
      <style:text-properties fo:font-weight="bold" style:font-weight-asian="bold"/>
    </style:style>
    <style:style style:name="Typewriter" style:display-name="Typewriter" style:family="text">
      <style:text-properties style:font-name="Courier New" style:font-name-asian="Courier New" style:font-name-complex="Courier New" fo:font-size="10pt" style:font-size-asian="10pt"/>
    </style:style>
    <style:style style:name="HTMLMarkup" style:display-name="HTML Markup" style:family="text">
      <style:text-properties text:display="none" fo:color="#FF0000"/>
    </style:style>
    <style:style style:name="Comment" style:display-name="Comment" style:family="text">
      <style:text-properties text:display="non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WW_CharLFO1LVL1" style:family="text">
      <style:text-properties style:font-name="OpenSymbol" style:font-name-asian="OpenSymbol" style:font-name-complex="OpenSymbol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OpenSymbol" style:font-name-asian="OpenSymbol" style:font-name-complex="OpenSymbol"/>
    </style:style>
    <text:list-style style:name="WW8Num2" style:display-name="WW8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 fo:font-size="10pt" style:font-size-asian="10pt" style:font-size-complex="9pt"/>
    </style:style>
    <text:list-style style:name="WW8Num3" style:display-name="WW8Num3">
      <text:list-level-style-bullet text:level="1" text:style-name="WW_CharLFO3LVL1" text:bullet-char="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3-01-02T16:39:00Z</meta:creation-date>
    <dc:date>2023-01-21T06:39:00Z</dc:date>
    <meta:print-date>2023-01-21T06:39:00Z</meta:print-date>
    <meta:template xlink:href="Normal" xlink:type="simple"/>
    <meta:editing-cycles>10</meta:editing-cycles>
    <meta:editing-duration>PT9060S</meta:editing-duration>
    <meta:user-defined meta:name="DocumentEncoding">utf-8</meta:user-defined>
    <meta:user-defined meta:name="HTML" meta:value-type="boolean">true</meta:user-defined>
    <meta:user-defined meta:name="GrammarlyDocumentId">7a1efd3374236588d4c117ae5bf5cbc9e4ecc8810e112f74e5a8642d74d00ac1</meta:user-defined>
    <meta:document-statistic meta:page-count="12" meta:paragraph-count="34" meta:word-count="2596" meta:character-count="17364" meta:row-count="123" meta:non-whitespace-character-count="14802"/>
  </office:meta>
</office:document-meta>
</file>